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hitney" svg:font-family="Whitney, 'Helvetica Neue', Helvetica, 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2" style:family="table">
      <style:table-properties style:width="18.411cm" fo:margin-left="-0.699cm" fo:margin-right="-0.713cm" fo:margin-top="0cm" fo:margin-bottom="0cm" table:align="margins" style:writing-mode="lr-tb"/>
    </style:style>
    <style:style style:name="Tabella2.A" style:family="table-column">
      <style:table-column-properties style:column-width="1.831cm" style:rel-column-width="1038*"/>
    </style:style>
    <style:style style:name="Tabella2.B" style:family="table-column">
      <style:table-column-properties style:column-width="5.401cm" style:rel-column-width="3062*"/>
    </style:style>
    <style:style style:name="Tabella2.C" style:family="table-column">
      <style:table-column-properties style:column-width="4.41cm" style:rel-column-width="2500*"/>
    </style:style>
    <style:style style:name="Tabella2.D" style:family="table-column">
      <style:table-column-properties style:column-width="2.293cm" style:rel-column-width="1300*"/>
    </style:style>
    <style:style style:name="Tabella2.E" style:family="table-column">
      <style:table-column-properties style:column-width="2.469cm" style:rel-column-width="1400*"/>
    </style:style>
    <style:style style:name="Tabella2.F" style:family="table-column">
      <style:table-column-properties style:column-width="2.007cm" style:rel-column-width="1138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-left="0.191cm" fo:padding-right="0.191cm" fo:padding-top="0cm" fo:padding-bottom="0cm" fo:border="0.002cm solid #00000a"/>
    </style:style>
    <style:style style:name="Tabella2.A5" style:family="table-cell" style:data-style-name="N0">
      <style:table-cell-properties fo:padding-left="0.191cm" fo:padding-right="0.191cm" fo:padding-top="0cm" fo:padding-bottom="0cm" fo:border-left="0.002cm solid #00000a" fo:border-right="0.002cm solid #00000a" fo:border-top="none" fo:border-bottom="0.002cm solid #00000a"/>
    </style:style>
    <style:style style:name="Tabella2.B5" style:family="table-cell">
      <style:table-cell-properties fo:padding-left="0.191cm" fo:padding-right="0.191cm" fo:padding-top="0cm" fo:padding-bottom="0cm" fo:border-left="0.002cm solid #00000a" fo:border-right="0.002cm solid #00000a" fo:border-top="none" fo:border-bottom="0.002cm solid #00000a"/>
    </style:style>
    <style:style style:name="Tabella3" style:family="table">
      <style:table-properties style:width="18.411cm" fo:margin-left="-0.699cm" fo:margin-right="-0.713cm" fo:margin-top="0cm" fo:margin-bottom="0cm" table:align="margins" style:writing-mode="lr-tb"/>
    </style:style>
    <style:style style:name="Tabella3.A" style:family="table-column">
      <style:table-column-properties style:column-width="1.831cm" style:rel-column-width="1038*"/>
    </style:style>
    <style:style style:name="Tabella3.B" style:family="table-column">
      <style:table-column-properties style:column-width="5.401cm" style:rel-column-width="3062*"/>
    </style:style>
    <style:style style:name="Tabella3.C" style:family="table-column">
      <style:table-column-properties style:column-width="4.41cm" style:rel-column-width="2500*"/>
    </style:style>
    <style:style style:name="Tabella3.D" style:family="table-column">
      <style:table-column-properties style:column-width="2.293cm" style:rel-column-width="1300*"/>
    </style:style>
    <style:style style:name="Tabella3.E" style:family="table-column">
      <style:table-column-properties style:column-width="2.469cm" style:rel-column-width="1400*"/>
    </style:style>
    <style:style style:name="Tabella3.F" style:family="table-column">
      <style:table-column-properties style:column-width="2.007cm" style:rel-column-width="113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fo:padding-left="0.191cm" fo:padding-right="0.191cm" fo:padding-top="0cm" fo:padding-bottom="0cm" fo:border-left="0.002cm solid #00000a" fo:border-right="0.002cm solid #00000a" fo:border-top="0.002cm solid #00000a" fo:border-bottom="none"/>
    </style:style>
    <style:style style:name="Tabella3.A2" style:family="table-cell" style:data-style-name="N0">
      <style:table-cell-properties fo:padding-left="0.191cm" fo:padding-right="0.191cm" fo:padding-top="0cm" fo:padding-bottom="0cm" fo:border-left="0.002cm solid #00000a" fo:border-right="0.002cm solid #00000a" fo:border-top="none" fo:border-bottom="0.002cm solid #00000a"/>
    </style:style>
    <style:style style:name="Tabella3.B2" style:family="table-cell">
      <style:table-cell-properties fo:padding-left="0.191cm" fo:padding-right="0.191cm" fo:padding-top="0cm" fo:padding-bottom="0cm" fo:border-left="0.002cm solid #00000a" fo:border-right="0.002cm solid #00000a" fo:border-top="none" fo:border-bottom="0.002cm solid #00000a"/>
    </style:style>
    <style:style style:name="Tabella4" style:family="table">
      <style:table-properties style:width="18.411cm" fo:margin-left="-0.699cm" fo:margin-right="-0.713cm" fo:margin-top="0cm" fo:margin-bottom="0cm" table:align="margins" style:writing-mode="lr-tb"/>
    </style:style>
    <style:style style:name="Tabella4.A" style:family="table-column">
      <style:table-column-properties style:column-width="1.831cm" style:rel-column-width="1038*"/>
    </style:style>
    <style:style style:name="Tabella4.B" style:family="table-column">
      <style:table-column-properties style:column-width="5.401cm" style:rel-column-width="3062*"/>
    </style:style>
    <style:style style:name="Tabella4.C" style:family="table-column">
      <style:table-column-properties style:column-width="4.41cm" style:rel-column-width="2500*"/>
    </style:style>
    <style:style style:name="Tabella4.D" style:family="table-column">
      <style:table-column-properties style:column-width="2.293cm" style:rel-column-width="1300*"/>
    </style:style>
    <style:style style:name="Tabella4.E" style:family="table-column">
      <style:table-column-properties style:column-width="2.469cm" style:rel-column-width="1400*"/>
    </style:style>
    <style:style style:name="Tabella4.F" style:family="table-column">
      <style:table-column-properties style:column-width="2.007cm" style:rel-column-width="1138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4.F1" style:family="table-cell">
      <style:table-cell-properties fo:padding="0.191cm" fo:border="0.002cm solid #00000a"/>
    </style:style>
    <style:style style:name="Tabella4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4.B2" style:family="table-cell">
      <style:table-cell-properties fo:padding="0.191cm" fo:border-left="0.002cm solid #00000a" fo:border-right="none" fo:border-top="none" fo:border-bottom="0.002cm solid #00000a"/>
    </style:style>
    <style:style style:name="Tabella4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5" style:family="table">
      <style:table-properties style:width="18.411cm" fo:margin-left="-0.699cm" fo:margin-right="-0.713cm" fo:margin-top="0cm" fo:margin-bottom="0cm" table:align="margins" style:writing-mode="lr-tb"/>
    </style:style>
    <style:style style:name="Tabella5.A" style:family="table-column">
      <style:table-column-properties style:column-width="1.831cm" style:rel-column-width="1038*"/>
    </style:style>
    <style:style style:name="Tabella5.B" style:family="table-column">
      <style:table-column-properties style:column-width="5.401cm" style:rel-column-width="3062*"/>
    </style:style>
    <style:style style:name="Tabella5.C" style:family="table-column">
      <style:table-column-properties style:column-width="4.41cm" style:rel-column-width="2500*"/>
    </style:style>
    <style:style style:name="Tabella5.D" style:family="table-column">
      <style:table-column-properties style:column-width="2.293cm" style:rel-column-width="1300*"/>
    </style:style>
    <style:style style:name="Tabella5.E" style:family="table-column">
      <style:table-column-properties style:column-width="2.469cm" style:rel-column-width="1400*"/>
    </style:style>
    <style:style style:name="Tabella5.F" style:family="table-column">
      <style:table-column-properties style:column-width="2.007cm" style:rel-column-width="113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5.F1" style:family="table-cell">
      <style:table-cell-properties fo:padding="0.191cm" fo:border="0.002cm solid #00000a"/>
    </style:style>
    <style:style style:name="Tabella5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5.B2" style:family="table-cell">
      <style:table-cell-properties fo:padding="0.191cm" fo:border-left="0.002cm solid #00000a" fo:border-right="none" fo:border-top="none" fo:border-bottom="0.002cm solid #00000a"/>
    </style:style>
    <style:style style:name="Tabella5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6" style:family="table">
      <style:table-properties style:width="18.411cm" fo:margin-left="-0.699cm" fo:margin-right="-0.713cm" fo:margin-top="0cm" fo:margin-bottom="0cm" table:align="margins" style:writing-mode="lr-tb"/>
    </style:style>
    <style:style style:name="Tabella6.A" style:family="table-column">
      <style:table-column-properties style:column-width="1.831cm" style:rel-column-width="1038*"/>
    </style:style>
    <style:style style:name="Tabella6.B" style:family="table-column">
      <style:table-column-properties style:column-width="5.401cm" style:rel-column-width="3062*"/>
    </style:style>
    <style:style style:name="Tabella6.C" style:family="table-column">
      <style:table-column-properties style:column-width="4.41cm" style:rel-column-width="2500*"/>
    </style:style>
    <style:style style:name="Tabella6.D" style:family="table-column">
      <style:table-column-properties style:column-width="2.293cm" style:rel-column-width="1300*"/>
    </style:style>
    <style:style style:name="Tabella6.E" style:family="table-column">
      <style:table-column-properties style:column-width="2.469cm" style:rel-column-width="1400*"/>
    </style:style>
    <style:style style:name="Tabella6.F" style:family="table-column">
      <style:table-column-properties style:column-width="2.007cm" style:rel-column-width="1138*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6.F1" style:family="table-cell">
      <style:table-cell-properties fo:padding="0.191cm" fo:border="0.002cm solid #00000a"/>
    </style:style>
    <style:style style:name="Tabella6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6.B2" style:family="table-cell">
      <style:table-cell-properties fo:padding="0.191cm" fo:border-left="0.002cm solid #00000a" fo:border-right="none" fo:border-top="none" fo:border-bottom="0.002cm solid #00000a"/>
    </style:style>
    <style:style style:name="Tabella6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7" style:family="table">
      <style:table-properties style:width="18.411cm" fo:margin-left="-0.699cm" fo:margin-right="-0.713cm" fo:margin-top="0cm" fo:margin-bottom="0cm" table:align="margins" style:writing-mode="lr-tb"/>
    </style:style>
    <style:style style:name="Tabella7.A" style:family="table-column">
      <style:table-column-properties style:column-width="1.831cm" style:rel-column-width="1038*"/>
    </style:style>
    <style:style style:name="Tabella7.B" style:family="table-column">
      <style:table-column-properties style:column-width="5.401cm" style:rel-column-width="3062*"/>
    </style:style>
    <style:style style:name="Tabella7.C" style:family="table-column">
      <style:table-column-properties style:column-width="4.41cm" style:rel-column-width="2500*"/>
    </style:style>
    <style:style style:name="Tabella7.D" style:family="table-column">
      <style:table-column-properties style:column-width="2.293cm" style:rel-column-width="1300*"/>
    </style:style>
    <style:style style:name="Tabella7.E" style:family="table-column">
      <style:table-column-properties style:column-width="2.469cm" style:rel-column-width="1400*"/>
    </style:style>
    <style:style style:name="Tabella7.F" style:family="table-column">
      <style:table-column-properties style:column-width="2.007cm" style:rel-column-width="1138*"/>
    </style:style>
    <style:style style:name="Tabella7.1" style:family="table-row">
      <style:table-row-properties style:keep-together="true" fo:keep-together="auto"/>
    </style:style>
    <style:style style:name="Tabella7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7.F1" style:family="table-cell">
      <style:table-cell-properties fo:padding="0.191cm" fo:border="0.002cm solid #00000a"/>
    </style:style>
    <style:style style:name="Tabella7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7.B2" style:family="table-cell">
      <style:table-cell-properties fo:padding="0.191cm" fo:border-left="0.002cm solid #00000a" fo:border-right="none" fo:border-top="none" fo:border-bottom="0.002cm solid #00000a"/>
    </style:style>
    <style:style style:name="Tabella7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8" style:family="table">
      <style:table-properties style:width="18.411cm" fo:margin-left="-0.699cm" fo:margin-right="-0.713cm" fo:margin-top="0cm" fo:margin-bottom="0cm" table:align="margins" style:writing-mode="lr-tb"/>
    </style:style>
    <style:style style:name="Tabella8.A" style:family="table-column">
      <style:table-column-properties style:column-width="1.831cm" style:rel-column-width="1038*"/>
    </style:style>
    <style:style style:name="Tabella8.B" style:family="table-column">
      <style:table-column-properties style:column-width="5.401cm" style:rel-column-width="3062*"/>
    </style:style>
    <style:style style:name="Tabella8.C" style:family="table-column">
      <style:table-column-properties style:column-width="4.41cm" style:rel-column-width="2500*"/>
    </style:style>
    <style:style style:name="Tabella8.D" style:family="table-column">
      <style:table-column-properties style:column-width="2.293cm" style:rel-column-width="1300*"/>
    </style:style>
    <style:style style:name="Tabella8.E" style:family="table-column">
      <style:table-column-properties style:column-width="2.469cm" style:rel-column-width="1400*"/>
    </style:style>
    <style:style style:name="Tabella8.F" style:family="table-column">
      <style:table-column-properties style:column-width="2.007cm" style:rel-column-width="1138*"/>
    </style:style>
    <style:style style:name="Tabella8.1" style:family="table-row">
      <style:table-row-properties style:keep-together="true" fo:keep-together="auto"/>
    </style:style>
    <style:style style:name="Tabella8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8.F1" style:family="table-cell">
      <style:table-cell-properties fo:padding="0.191cm" fo:border="0.002cm solid #00000a"/>
    </style:style>
    <style:style style:name="Tabella8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8.B2" style:family="table-cell">
      <style:table-cell-properties fo:padding="0.191cm" fo:border-left="0.002cm solid #00000a" fo:border-right="none" fo:border-top="none" fo:border-bottom="0.002cm solid #00000a"/>
    </style:style>
    <style:style style:name="Tabella8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9" style:family="table">
      <style:table-properties style:width="18.411cm" fo:margin-left="-0.699cm" fo:margin-right="-0.713cm" fo:margin-top="0cm" fo:margin-bottom="0cm" table:align="margins" style:writing-mode="lr-tb"/>
    </style:style>
    <style:style style:name="Tabella9.A" style:family="table-column">
      <style:table-column-properties style:column-width="1.831cm" style:rel-column-width="1038*"/>
    </style:style>
    <style:style style:name="Tabella9.B" style:family="table-column">
      <style:table-column-properties style:column-width="5.401cm" style:rel-column-width="3062*"/>
    </style:style>
    <style:style style:name="Tabella9.C" style:family="table-column">
      <style:table-column-properties style:column-width="4.41cm" style:rel-column-width="2500*"/>
    </style:style>
    <style:style style:name="Tabella9.D" style:family="table-column">
      <style:table-column-properties style:column-width="2.293cm" style:rel-column-width="1300*"/>
    </style:style>
    <style:style style:name="Tabella9.E" style:family="table-column">
      <style:table-column-properties style:column-width="2.469cm" style:rel-column-width="1400*"/>
    </style:style>
    <style:style style:name="Tabella9.F" style:family="table-column">
      <style:table-column-properties style:column-width="2.007cm" style:rel-column-width="1138*"/>
    </style:style>
    <style:style style:name="Tabella9.1" style:family="table-row">
      <style:table-row-properties style:keep-together="true" fo:keep-together="auto"/>
    </style:style>
    <style:style style:name="Tabella9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9.F1" style:family="table-cell">
      <style:table-cell-properties fo:padding="0.191cm" fo:border="0.002cm solid #00000a"/>
    </style:style>
    <style:style style:name="Tabella9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9.B2" style:family="table-cell">
      <style:table-cell-properties fo:padding="0.191cm" fo:border-left="0.002cm solid #00000a" fo:border-right="none" fo:border-top="none" fo:border-bottom="0.002cm solid #00000a"/>
    </style:style>
    <style:style style:name="Tabella9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10" style:family="table">
      <style:table-properties style:width="18.411cm" fo:margin-left="-0.699cm" fo:margin-right="-0.713cm" fo:margin-top="0cm" fo:margin-bottom="0cm" table:align="margins" style:writing-mode="lr-tb"/>
    </style:style>
    <style:style style:name="Tabella10.A" style:family="table-column">
      <style:table-column-properties style:column-width="1.831cm" style:rel-column-width="1038*"/>
    </style:style>
    <style:style style:name="Tabella10.B" style:family="table-column">
      <style:table-column-properties style:column-width="5.401cm" style:rel-column-width="3062*"/>
    </style:style>
    <style:style style:name="Tabella10.C" style:family="table-column">
      <style:table-column-properties style:column-width="4.41cm" style:rel-column-width="2500*"/>
    </style:style>
    <style:style style:name="Tabella10.D" style:family="table-column">
      <style:table-column-properties style:column-width="2.293cm" style:rel-column-width="1300*"/>
    </style:style>
    <style:style style:name="Tabella10.E" style:family="table-column">
      <style:table-column-properties style:column-width="2.469cm" style:rel-column-width="1400*"/>
    </style:style>
    <style:style style:name="Tabella10.F" style:family="table-column">
      <style:table-column-properties style:column-width="2.007cm" style:rel-column-width="1138*"/>
    </style:style>
    <style:style style:name="Tabella10.1" style:family="table-row">
      <style:table-row-properties style:keep-together="true" fo:keep-together="auto"/>
    </style:style>
    <style:style style:name="Tabella10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10.F1" style:family="table-cell">
      <style:table-cell-properties fo:padding="0.191cm" fo:border="0.002cm solid #00000a"/>
    </style:style>
    <style:style style:name="Tabella10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10.B2" style:family="table-cell">
      <style:table-cell-properties fo:padding="0.191cm" fo:border-left="0.002cm solid #00000a" fo:border-right="none" fo:border-top="none" fo:border-bottom="0.002cm solid #00000a"/>
    </style:style>
    <style:style style:name="Tabella10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11" style:family="table">
      <style:table-properties style:width="18.411cm" fo:margin-left="-0.699cm" fo:margin-right="-0.713cm" fo:margin-top="0cm" fo:margin-bottom="0cm" table:align="margins" style:writing-mode="lr-tb"/>
    </style:style>
    <style:style style:name="Tabella11.A" style:family="table-column">
      <style:table-column-properties style:column-width="1.831cm" style:rel-column-width="1038*"/>
    </style:style>
    <style:style style:name="Tabella11.B" style:family="table-column">
      <style:table-column-properties style:column-width="5.401cm" style:rel-column-width="3062*"/>
    </style:style>
    <style:style style:name="Tabella11.C" style:family="table-column">
      <style:table-column-properties style:column-width="4.41cm" style:rel-column-width="2500*"/>
    </style:style>
    <style:style style:name="Tabella11.D" style:family="table-column">
      <style:table-column-properties style:column-width="2.293cm" style:rel-column-width="1300*"/>
    </style:style>
    <style:style style:name="Tabella11.E" style:family="table-column">
      <style:table-column-properties style:column-width="2.469cm" style:rel-column-width="1400*"/>
    </style:style>
    <style:style style:name="Tabella11.F" style:family="table-column">
      <style:table-column-properties style:column-width="2.007cm" style:rel-column-width="1138*"/>
    </style:style>
    <style:style style:name="Tabella11.1" style:family="table-row">
      <style:table-row-properties style:keep-together="true" fo:keep-together="auto"/>
    </style:style>
    <style:style style:name="Tabella11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11.F1" style:family="table-cell">
      <style:table-cell-properties fo:padding="0.191cm" fo:border="0.002cm solid #00000a"/>
    </style:style>
    <style:style style:name="Tabella11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11.B2" style:family="table-cell">
      <style:table-cell-properties fo:padding="0.191cm" fo:border-left="0.002cm solid #00000a" fo:border-right="none" fo:border-top="none" fo:border-bottom="0.002cm solid #00000a"/>
    </style:style>
    <style:style style:name="Tabella11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12" style:family="table">
      <style:table-properties style:width="18.411cm" fo:margin-left="-0.699cm" fo:margin-right="-0.713cm" fo:margin-top="0cm" fo:margin-bottom="0cm" table:align="margins" style:writing-mode="lr-tb"/>
    </style:style>
    <style:style style:name="Tabella12.A" style:family="table-column">
      <style:table-column-properties style:column-width="1.831cm" style:rel-column-width="1038*"/>
    </style:style>
    <style:style style:name="Tabella12.B" style:family="table-column">
      <style:table-column-properties style:column-width="5.401cm" style:rel-column-width="3062*"/>
    </style:style>
    <style:style style:name="Tabella12.C" style:family="table-column">
      <style:table-column-properties style:column-width="4.41cm" style:rel-column-width="2500*"/>
    </style:style>
    <style:style style:name="Tabella12.D" style:family="table-column">
      <style:table-column-properties style:column-width="2.293cm" style:rel-column-width="1300*"/>
    </style:style>
    <style:style style:name="Tabella12.E" style:family="table-column">
      <style:table-column-properties style:column-width="2.469cm" style:rel-column-width="1400*"/>
    </style:style>
    <style:style style:name="Tabella12.F" style:family="table-column">
      <style:table-column-properties style:column-width="2.007cm" style:rel-column-width="1138*"/>
    </style:style>
    <style:style style:name="Tabella12.1" style:family="table-row">
      <style:table-row-properties style:keep-together="true" fo:keep-together="auto"/>
    </style:style>
    <style:style style:name="Tabella12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12.F1" style:family="table-cell">
      <style:table-cell-properties fo:padding="0.191cm" fo:border="0.002cm solid #00000a"/>
    </style:style>
    <style:style style:name="Tabella12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12.B2" style:family="table-cell">
      <style:table-cell-properties fo:padding="0.191cm" fo:border-left="0.002cm solid #00000a" fo:border-right="none" fo:border-top="none" fo:border-bottom="0.002cm solid #00000a"/>
    </style:style>
    <style:style style:name="Tabella12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12.F6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01cm" fo:margin-bottom="0.101cm" fo:line-height="100%"/>
    </style:style>
    <style:style style:name="P3" style:family="paragraph" style:parent-style-name="Standard">
      <style:paragraph-properties fo:margin-top="0.101cm" fo:margin-bottom="0.101cm" fo:line-height="100%"/>
      <style:text-properties fo:font-size="10pt" style:font-size-asian="10pt" style:font-size-complex="10pt"/>
    </style:style>
    <style:style style:name="P4" style:family="paragraph" style:parent-style-name="Standard" style:list-style-name="WWNum2">
      <style:paragraph-properties fo:margin-top="0.101cm" fo:margin-bottom="0.101cm" fo:line-height="100%"/>
      <style:text-properties fo:font-size="10pt" style:font-size-asian="10pt" style:font-size-complex="10pt"/>
    </style:style>
    <style:style style:name="P5" style:family="paragraph" style:parent-style-name="Standard" style:list-style-name="WWNum3">
      <style:paragraph-properties fo:margin-top="0.101cm" fo:margin-bottom="0.101cm" fo:line-height="100%"/>
      <style:text-properties fo:font-size="10pt" style:font-size-asian="10pt" style:font-size-complex="10pt"/>
    </style:style>
    <style:style style:name="P6" style:family="paragraph" style:parent-style-name="Standard">
      <style:paragraph-properties fo:margin-top="0.101cm" fo:margin-bottom="0.101cm" fo:line-height="100%" fo:text-align="justify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8" style:family="paragraph" style:parent-style-name="Standard">
      <style:paragraph-properties fo:margin-top="0cm" fo:margin-bottom="0cm" fo:line-height="100%"/>
      <style:text-properties fo:font-size="6pt" style:font-size-asian="6pt" style:font-size-complex="6pt"/>
    </style:style>
    <style:style style:name="P9" style:family="paragraph" style:parent-style-name="Standard">
      <style:paragraph-properties fo:margin-top="0.101cm" fo:margin-bottom="0cm" fo:line-height="100%"/>
    </style:style>
    <style:style style:name="P10" style:family="paragraph" style:parent-style-name="Standard" style:list-style-name="WWNum2">
      <style:paragraph-properties fo:margin-top="0.101cm" fo:margin-bottom="0cm" fo:line-height="100%"/>
    </style:style>
    <style:style style:name="P11" style:family="paragraph" style:parent-style-name="Standard">
      <style:paragraph-properties fo:margin-top="0.101cm" fo:margin-bottom="0cm" fo:line-height="100%"/>
      <style:text-properties fo:font-size="10pt" style:font-size-asian="10pt" style:font-size-complex="10pt"/>
    </style:style>
    <style:style style:name="P12" style:family="paragraph" style:parent-style-name="Standard" style:list-style-name="WWNum3">
      <style:paragraph-properties fo:margin-top="0.101cm" fo:margin-bottom="0cm" fo:line-height="100%"/>
      <style:text-properties fo:font-size="10pt" style:font-size-asian="10pt" style:font-size-complex="10pt"/>
    </style:style>
    <style:style style:name="P13" style:family="paragraph" style:parent-style-name="Standard">
      <style:paragraph-properties fo:margin-top="0.101cm" fo:margin-bottom="0cm" fo:line-height="100%" fo:text-align="justify" style:justify-single-word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top="0.101cm" fo:margin-bottom="0cm" fo:line-height="100%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.101cm" fo:margin-bottom="0cm" fo:line-height="100%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.101cm" fo:margin-bottom="0cm" fo:line-height="100%"/>
      <style:text-properties fo:font-size="10pt" style:text-underline-style="none" style:font-size-asian="10pt" style:font-size-complex="10pt"/>
    </style:style>
    <style:style style:name="P17" style:family="paragraph" style:parent-style-name="Standard">
      <style:paragraph-properties fo:margin-top="0.101cm" fo:margin-bottom="0cm" fo:line-height="100%"/>
      <style:text-properties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top="0.101cm" fo:margin-bottom="0cm" fo:line-height="100%"/>
      <style:text-properties fo:font-size="6pt" style:font-size-asian="6pt" style:font-size-complex="6pt"/>
    </style:style>
    <style:style style:name="P19" style:family="paragraph" style:parent-style-name="Standard">
      <style:paragraph-properties fo:margin-top="0.101cm" fo:margin-bottom="0cm" fo:line-height="100%" fo:text-align="start" style:justify-single-word="false"/>
      <style:text-properties style:font-name="Calibri1" fo:font-size="10pt" style:font-size-asian="10pt" style:font-size-complex="10pt"/>
    </style:style>
    <style:style style:name="P20" style:family="paragraph" style:parent-style-name="Standard" style:master-page-name="Standard">
      <style:paragraph-properties fo:text-align="center" style:justify-single-word="false" style:page-number="auto"/>
    </style:style>
    <style:style style:name="P21" style:family="paragraph" style:parent-style-name="Standard">
      <style:paragraph-properties fo:margin-top="0.101cm" fo:margin-bottom="0.199cm" fo:line-height="100%"/>
      <style:text-properties fo:font-size="10pt" style:font-size-asian="10pt" style:font-size-complex="10pt"/>
    </style:style>
    <style:style style:name="P22" style:family="paragraph" style:parent-style-name="Normal_20__28_Web_29_">
      <style:paragraph-properties fo:margin-top="0.101cm" fo:margin-bottom="0.101cm" fo:line-height="100%"/>
      <style:text-properties fo:font-size="10pt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/>
    </style:style>
    <style:style style:name="T5" style:family="text">
      <style:text-properties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dcddde" style:font-name="Whitney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Calibri1" fo:font-size="10pt" fo:letter-spacing="normal" fo:font-style="normal" fo:font-weight="normal" style:font-size-asian="10pt" style:font-size-complex="10pt"/>
    </style:style>
    <style:style style:name="T10" style:family="text">
      <style:text-properties fo:color="#000000" style:font-name="Calibri1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Tabella Complessiva di Rilevazione dei problemi di usabilità</text:span></text:p>
      <text:p text:style-name="P1"><text:span text:style-name="T1">Gruppo n. <text:s/>1 </text:span></text:p>
      <text:p text:style-name="P1"><text:span text:style-name="T1"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11"><text:span text:style-name="T2">N.ro problema</text:span></text:p>
          </table:table-cell>
          <table:table-cell table:style-name="Tabella2.A1" office:value-type="string">
            <text:p text:style-name="P11"><text:span text:style-name="T2">Locazione</text:span></text:p>
          </table:table-cell>
          <table:table-cell table:style-name="Tabella2.A1" office:value-type="string">
            <text:p text:style-name="P11"><text:span text:style-name="T2">Problema</text:span></text:p>
          </table:table-cell>
          <table:table-cell table:style-name="Tabella2.A1" office:value-type="string">
            <text:p text:style-name="P11"><text:span text:style-name="T2">Euristica violata</text:span></text:p>
          </table:table-cell>
          <table:table-cell table:style-name="Tabella2.A1" office:value-type="string">
            <text:p text:style-name="P11"><text:span text:style-name="T2">Possibile soluzione</text:span></text:p>
          </table:table-cell>
          <table:table-cell table:style-name="Tabella2.A1" office:value-type="string">
            <text:p text:style-name="P11"><text:span text:style-name="T2">Grado di severità </text:span></text:p>
            <text:p text:style-name="P8"><text:span text:style-name="T2">1=problema lieve</text:span></text:p>
            <text:p text:style-name="P8"><text:span text:style-name="T2">5=problema grave</text:span></text:p>
          </table:table-cell>
        </table:table-row>
        <table:table-row table:style-name="Tabella2.1">
          <table:table-cell table:style-name="Tabella2.A1" office:value-type="string">
            <text:p text:style-name="P11">1</text:p>
          </table:table-cell>
          <table:table-cell table:style-name="Tabella2.A1" office:value-type="string">
            <text:p text:style-name="P14">Tutte le pagine</text:p>
          </table:table-cell>
          <table:table-cell table:style-name="Tabella2.A1" office:value-type="string">
            <text:p text:style-name="P3">gli utenti non possono modificare la dimensione del <text:s/>testo</text:p>
          </table:table-cell>
          <table:table-cell table:style-name="Tabella2.A1" office:value-type="string">
            <text:p text:style-name="P11">Controllo da parte dell'utente e sua libertà</text:p>
          </table:table-cell>
          <table:table-cell table:style-name="Tabella2.A1" office:value-type="string">
            <text:p text:style-name="P11">inserire un tool per farlo</text:p>
          </table:table-cell>
          <table:table-cell table:style-name="Tabella2.A1" office:value-type="string">
            <text:p text:style-name="P11">1</text:p>
          </table:table-cell>
        </table:table-row>
        <table:table-row table:style-name="Tabella2.1">
          <table:table-cell table:style-name="Tabella2.A1" office:value-type="string">
            <text:p text:style-name="P11">2</text:p>
          </table:table-cell>
          <table:table-cell table:style-name="Tabella2.A1" office:value-type="string">
            <text:p text:style-name="P14">Tutte le pagine</text:p>
          </table:table-cell>
          <table:table-cell table:style-name="Tabella2.A1" office:value-type="string">
            <text:p text:style-name="P22"><text:span text:style-name="T4">Il logo del comune è un link diretto alla homepage, ma questo non è fatto notare in alcun modo </text:span></text:p>
          </table:table-cell>
          <table:table-cell table:style-name="Tabella2.A1" office:value-type="string">
            <text:p text:style-name="P11">Controllo da parte dell'utente e sua libertà</text:p>
          </table:table-cell>
          <table:table-cell table:style-name="Tabella2.A1" office:value-type="string">
            <text:p text:style-name="P3">Aggiungere un tooltip sul logo del comune che rechi scritto “homepage”</text:p>
          </table:table-cell>
          <table:table-cell table:style-name="Tabella2.A1" office:value-type="string">
            <text:p text:style-name="P11">1</text:p>
          </table:table-cell>
        </table:table-row>
        <table:table-row table:style-name="Tabella2.1">
          <table:table-cell table:style-name="Tabella2.A1" office:value-type="string">
            <text:p text:style-name="P11">3</text:p>
          </table:table-cell>
          <table:table-cell table:style-name="Tabella2.A1" office:value-type="string">
            <text:p text:style-name="P14">Tutte le pagine</text:p>
          </table:table-cell>
          <table:table-cell table:style-name="Tabella2.A1" office:value-type="string">
            <text:p text:style-name="P3">Il logo del comune non è in risalto rispetto allo sfondo, rendendolo difficilmente riconoscibile come link</text:p>
          </table:table-cell>
          <table:table-cell table:style-name="Tabella2.A1" office:value-type="string">
            <text:p text:style-name="P11">Controllo da parte dell'utente e sua libertà</text:p>
          </table:table-cell>
          <table:table-cell table:style-name="Tabella2.A1" office:value-type="string">
            <text:p text:style-name="P3">Scindere l’immagine dal link aggiungendo un effetto (mouseover)</text:p>
          </table:table-cell>
          <table:table-cell table:style-name="Tabella2.A1" office:value-type="string">
            <text:p text:style-name="P11">2</text:p>
          </table:table-cell>
        </table:table-row>
        <table:table-row table:style-name="Tabella2.1">
          <table:table-cell table:style-name="Tabella2.A5" office:value-type="float" office:value="4">
            <text:p text:style-name="P11">4</text:p>
          </table:table-cell>
          <table:table-cell table:style-name="Tabella2.B5" office:value-type="string">
            <text:p text:style-name="P14">Tutte le pagine</text:p>
          </table:table-cell>
          <table:table-cell table:style-name="Tabella2.B5" office:value-type="string">
            <text:p text:style-name="P3">La pagina ha una struttura controversa, è sfruttata solo la parte centrale dello schermo lasciando ai lati un grande spazio, questo non permette di organizzare al meglio il layout e rende la pagina poco chiara</text:p>
          </table:table-cell>
          <table:table-cell table:style-name="Tabella2.B5" office:value-type="string">
            <text:p text:style-name="P11">Design estetico e minimalista,</text:p>
            <text:p text:style-name="P11">Visibilità dello stato del sistema</text:p>
            <text:p text:style-name="P11"/>
          </table:table-cell>
          <table:table-cell table:style-name="Tabella2.B5" office:value-type="string">
            <text:p text:style-name="P11">Cambiare il layout della pagina sfruttando lo spazio laterale, attualmente non impiegato</text:p>
          </table:table-cell>
          <table:table-cell table:style-name="Tabella2.B5" office:value-type="string">
            <text:p text:style-name="P11">5</text:p>
          </table:table-cell>
        </table:table-row>
        <table:table-row table:style-name="Tabella2.1">
          <table:table-cell table:style-name="Tabella2.A5" office:value-type="float" office:value="5">
            <text:p text:style-name="P11">5</text:p>
          </table:table-cell>
          <table:table-cell table:style-name="Tabella2.B5" office:value-type="string">
            <text:p text:style-name="P14">Tutte le pagine</text:p>
          </table:table-cell>
          <table:table-cell table:style-name="Tabella2.B5" office:value-type="string">
            <text:p text:style-name="P3">Ridimensionare la finestra porta a rendere inutilizzabili alcune parti del sito. In particolare il menù laterale destro scompare rendendo impossibile l’accesso ad alcune pagine del sito.</text:p>
          </table:table-cell>
          <table:table-cell table:style-name="Tabella2.B5" office:value-type="string">
            <text:p text:style-name="P11">Controllo da parte dell'utente e sua libertà, Coerenza e standard</text:p>
          </table:table-cell>
          <table:table-cell table:style-name="Tabella2.B5" office:value-type="string">
            <text:p text:style-name="P11">Effettuare dei controlli sul ridimensionamento della pagina per gestirlo correttamente</text:p>
          </table:table-cell>
          <table:table-cell table:style-name="Tabella2.B5" office:value-type="string">
            <text:p text:style-name="P11">5</text:p>
          </table:table-cell>
        </table:table-row>
        <table:table-row table:style-name="Tabella2.1">
          <table:table-cell table:style-name="Tabella2.A5" office:value-type="float" office:value="6">
            <text:p text:style-name="P11">6</text:p>
          </table:table-cell>
          <table:table-cell table:style-name="Tabella2.B5" office:value-type="string">
            <text:p text:style-name="P14">Tutte le pagine</text:p>
          </table:table-cell>
          <table:table-cell table:style-name="Tabella2.B5" office:value-type="string">
            <text:p text:style-name="P11">La navigazione effettuata con la sola tastiera è poco agevole</text:p>
          </table:table-cell>
          <table:table-cell table:style-name="Tabella2.B5" office:value-type="string">
            <text:p text:style-name="P11"><text:bookmark-start text:name="Bookmark11"/>Controllo da parte dell'utente e sua libertà<text:bookmark-end text:name="Bookmark11"/></text:p>
            <text:p text:style-name="P11"/>
          </table:table-cell>
          <table:table-cell table:style-name="Tabella2.B5" office:value-type="string">
            <text:p text:style-name="P3">Rendere possibile la navigazione all’interno delle aree tematiche con le frecce</text:p>
          </table:table-cell>
          <table:table-cell table:style-name="Tabella2.B5" office:value-type="string">
            <text:p text:style-name="P11">1</text:p>
          </table:table-cell>
        </table:table-row>
      </table:table>
      <text:p text:style-name="Standard"/>
      <text:p text:style-name="Standard"/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 table:style-name="Tabella3.1">
          <table:table-cell table:style-name="Tabella3.A1" office:value-type="string">
            <text:p text:style-name="P11"><text:span text:style-name="T2">N.ro problema</text:span></text:p>
          </table:table-cell>
          <table:table-cell table:style-name="Tabella3.A1" office:value-type="string">
            <text:p text:style-name="P11"><text:span text:style-name="T2">Locazione</text:span></text:p>
          </table:table-cell>
          <table:table-cell table:style-name="Tabella3.A1" office:value-type="string">
            <text:p text:style-name="P11"><text:span text:style-name="T2">Problema</text:span></text:p>
          </table:table-cell>
          <table:table-cell table:style-name="Tabella3.A1" office:value-type="string">
            <text:p text:style-name="P11"><text:span text:style-name="T2">Euristica violata</text:span></text:p>
          </table:table-cell>
          <table:table-cell table:style-name="Tabella3.A1" office:value-type="string">
            <text:p text:style-name="P11"><text:span text:style-name="T2">Possibile soluzione</text:span></text:p>
          </table:table-cell>
          <table:table-cell table:style-name="Tabella3.A1" office:value-type="string">
            <text:p text:style-name="P11"><text:span text:style-name="T2">Grado di severità </text:span></text:p>
            <text:p text:style-name="P8"><text:span text:style-name="T2">1=problema lieve</text:span></text:p>
            <text:p text:style-name="P8"><text:span text:style-name="T2">5=problema grave</text:span></text:p>
          </table:table-cell>
        </table:table-row>
        <table:table-row table:style-name="Tabella3.1">
          <table:table-cell table:style-name="Tabella3.A2" office:value-type="float" office:value="7">
            <text:p text:style-name="P11">7</text:p>
          </table:table-cell>
          <table:table-cell table:style-name="Tabella3.B2" office:value-type="string">
            <text:p text:style-name="P14">Tutte le pagine</text:p>
          </table:table-cell>
          <table:table-cell table:style-name="Tabella3.B2" office:value-type="string">
            <text:p text:style-name="P11">Le briciole di pane sono grigie e poco visibili</text:p>
          </table:table-cell>
          <table:table-cell table:style-name="Tabella3.B2" office:value-type="string">
            <text:p text:style-name="P11">Controllo da parte dell'utente e sua libertà</text:p>
          </table:table-cell>
          <table:table-cell table:style-name="Tabella3.B2" office:value-type="string">
            <text:p text:style-name="P3">Ingrandirle, cambiarne il layout e colorarle con colori più accesi; ponendole in risalto</text:p>
          </table:table-cell>
          <table:table-cell table:style-name="Tabella3.B2" office:value-type="string">
            <text:p text:style-name="P11">3</text:p>
          </table:table-cell>
        </table:table-row>
        <table:table-row table:style-name="Tabella3.1">
          <table:table-cell table:style-name="Tabella3.A2" office:value-type="float" office:value="8">
            <text:p text:style-name="P11">8</text:p>
          </table:table-cell>
          <table:table-cell table:style-name="Tabella3.B2" office:value-type="string">
            <text:p text:style-name="P14">Tutte le pagine</text:p>
          </table:table-cell>
          <table:table-cell table:style-name="Tabella3.B2" office:value-type="string">
            <text:p text:style-name="P3">Non è disponibile un meccanismo per aggiungere le pagine ai preferiti</text:p>
          </table:table-cell>
          <table:table-cell table:style-name="Tabella3.B2" office:value-type="string">
            <text:p text:style-name="P11">Flessibilità ed efficienza d’uso</text:p>
          </table:table-cell>
          <table:table-cell table:style-name="Tabella3.B2" office:value-type="string">
            <text:p text:style-name="P11">Implementare tale meccanismo</text:p>
          </table:table-cell>
          <table:table-cell table:style-name="Tabella3.B2" office:value-type="string">
            <text:p text:style-name="P11">1</text:p>
          </table:table-cell>
        </table:table-row>
        <table:table-row table:style-name="Tabella3.1">
          <table:table-cell table:style-name="Tabella3.A2" office:value-type="float" office:value="9">
            <text:p text:style-name="P11">9</text:p>
          </table:table-cell>
          <table:table-cell table:style-name="Tabella3.B2" office:value-type="string">
            <text:p text:style-name="P11"><text:span text:style-name="T3">Tutte le pagine</text:span> </text:p>
          </table:table-cell>
          <table:table-cell table:style-name="Tabella3.B2" office:value-type="string">
            <text:p text:style-name="P3">Il pulsante “uffici” porta ad una pagina con titolo “organigramma”</text:p>
          </table:table-cell>
          <table:table-cell table:style-name="Tabella3.B2" office:value-type="string">
            <text:p text:style-name="P11">Coerenza e standard</text:p>
          </table:table-cell>
          <table:table-cell table:style-name="Tabella3.B2" office:value-type="string">
            <text:p text:style-name="P11">Cambiare l’etichetta del pulsante</text:p>
          </table:table-cell>
          <table:table-cell table:style-name="Tabella3.B2" office:value-type="string">
            <text:p text:style-name="P11">3</text:p>
          </table:table-cell>
        </table:table-row>
        <table:table-row table:style-name="Tabella3.1">
          <table:table-cell table:style-name="Tabella3.A2" office:value-type="float" office:value="10">
            <text:p text:style-name="P11">10</text:p>
          </table:table-cell>
          <table:table-cell table:style-name="Tabella3.B2" office:value-type="string">
            <text:p text:style-name="P11"><text:span text:style-name="T3">Tutte le pagine</text:span> </text:p>
            <text:p text:style-name="P11">barra di ricerca</text:p>
          </table:table-cell>
          <table:table-cell table:style-name="Tabella3.B2" office:value-type="string">
            <text:p text:style-name="P11">La barra di ricerca non fornisce alcun suggerimento</text:p>
          </table:table-cell>
          <table:table-cell table:style-name="Tabella3.B2" office:value-type="string">
            <text:p text:style-name="P11">Prevenzione di errori</text:p>
          </table:table-cell>
          <table:table-cell table:style-name="Tabella3.B2" office:value-type="string">
            <text:p text:style-name="P11">Fornire suggerimenti di ricerca basati su ricerche frequenti di altri utenti, pagine fondamentali del sito, …</text:p>
            <text:p text:style-name="P3">Completamento automatico del testo</text:p>
          </table:table-cell>
          <table:table-cell table:style-name="Tabella3.B2" office:value-type="string">
            <text:p text:style-name="P11">2</text:p>
          </table:table-cell>
        </table:table-row>
        <table:table-row table:style-name="Tabella3.1">
          <table:table-cell table:style-name="Tabella3.A2" office:value-type="float" office:value="11">
            <text:p text:style-name="P11">11</text:p>
          </table:table-cell>
          <table:table-cell table:style-name="Tabella3.B2" office:value-type="string">
            <text:p text:style-name="P11"><text:span text:style-name="T3">Tutte le pagine</text:span> </text:p>
            <text:p text:style-name="P11">menù laterale (con icone)</text:p>
          </table:table-cell>
          <table:table-cell table:style-name="Tabella3.B2" office:value-type="string">
            <text:p text:style-name="P11">Icona delle sedi comunali inappropriata</text:p>
          </table:table-cell>
          <table:table-cell table:style-name="Tabella3.B2" office:value-type="string">
            <text:p text:style-name="P11">Allineamento tra il mondo del sistema e quello reale</text:p>
          </table:table-cell>
          <table:table-cell table:style-name="Tabella3.B2" office:value-type="string">
            <text:p text:style-name="P3">Inserire l’icona di un edificio al posto di quella attuale</text:p>
          </table:table-cell>
          <table:table-cell table:style-name="Tabella3.B2" office:value-type="string">
            <text:p text:style-name="P11">2</text:p>
          </table:table-cell>
        </table:table-row>
        <table:table-row table:style-name="Tabella3.1">
          <table:table-cell table:style-name="Tabella3.A2" office:value-type="float" office:value="12">
            <text:p text:style-name="P11">12</text:p>
          </table:table-cell>
          <table:table-cell table:style-name="Tabella3.B2" office:value-type="string">
            <text:p text:style-name="P14">Tutte le pagine</text:p>
            <text:p text:style-name="P11">ricerca</text:p>
          </table:table-cell>
          <table:table-cell table:style-name="Tabella3.B2" office:value-type="string">
            <text:p text:style-name="P21">Il motore di ricerca fornito non permette di trovare pagine e servizi rapidamente in quanto effettua una ricerca puramente per keyword, <text:s/>inserendo ad esempio “uffici” vengono ritrovati tutti i documenti e pagine che lo contengono senza un effettivo ordinamento per priorità, il primo risultato che ci si aspetterebbe invece è la pagina “uffici” relativa</text:p>
          </table:table-cell>
          <table:table-cell table:style-name="Tabella3.B2" office:value-type="string">
            <text:p text:style-name="P11"><text:bookmark-start text:name="Bookmark3"/>Flessibilità e efficienza d'uso<text:bookmark-end text:name="Bookmark3"/></text:p>
            <text:p text:style-name="P11"/>
          </table:table-cell>
          <table:table-cell table:style-name="Tabella3.B2" office:value-type="string">
            <text:p text:style-name="P3">Strutturare il ritrovamento dell’informazione in modo tale che se la keyword inserita corrisponda ad una pagina o servizio del sito, il risultato in alto sia quello piuttosto che documenti che contengono quella parola</text:p>
          </table:table-cell>
          <table:table-cell table:style-name="Tabella3.B2" office:value-type="string">
            <text:p text:style-name="P11">3</text:p>
          </table:table-cell>
        </table:table-row>
      </table:table>
      <text:p text:style-name="Standard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ext:soft-page-break/>
        <table:table-row table:style-name="Tabella4.1">
          <table:table-cell table:style-name="Tabella4.A1" office:value-type="string">
            <text:p text:style-name="P11"><text:span text:style-name="T2">N.ro problema</text:span></text:p>
          </table:table-cell>
          <table:table-cell table:style-name="Tabella4.A1" office:value-type="string">
            <text:p text:style-name="P11"><text:span text:style-name="T2">Locazione</text:span></text:p>
          </table:table-cell>
          <table:table-cell table:style-name="Tabella4.A1" office:value-type="string">
            <text:p text:style-name="P11"><text:span text:style-name="T2">Problema</text:span></text:p>
          </table:table-cell>
          <table:table-cell table:style-name="Tabella4.A1" office:value-type="string">
            <text:p text:style-name="P11"><text:span text:style-name="T2">Euristica violata</text:span></text:p>
          </table:table-cell>
          <table:table-cell table:style-name="Tabella4.A1" office:value-type="string">
            <text:p text:style-name="P11"><text:span text:style-name="T2">Possibile soluzione</text:span></text:p>
          </table:table-cell>
          <table:table-cell table:style-name="Tabella4.F1" office:value-type="string">
            <text:p text:style-name="P11"><text:span text:style-name="T2">Grado di severità </text:span></text:p>
            <text:p text:style-name="P8"><text:span text:style-name="T2">1=problema lieve</text:span></text:p>
            <text:p text:style-name="P8"><text:span text:style-name="T2">5=problema grave</text:span></text:p>
          </table:table-cell>
        </table:table-row>
        <table:table-row table:style-name="Tabella4.1">
          <table:table-cell table:style-name="Tabella4.A2" office:value-type="float" office:value="13">
            <text:p text:style-name="P11">13</text:p>
          </table:table-cell>
          <table:table-cell table:style-name="Tabella4.B2" office:value-type="string">
            <text:p text:style-name="P14">Tutte le pagine</text:p>
            <text:p text:style-name="P11">Footer</text:p>
          </table:table-cell>
          <table:table-cell table:style-name="Tabella4.B2" office:value-type="string">
            <text:p text:style-name="P11">I link</text:p>
            <text:p text:style-name="P11">Posta elettronica certificata, Mappa del sito, Bussola della trasparenza e Report non sono subito riconoscibili come link</text:p>
          </table:table-cell>
          <table:table-cell table:style-name="Tabella4.B2" office:value-type="string">
            <text:p text:style-name="P11">Visibilità dello stato del sistema</text:p>
          </table:table-cell>
          <table:table-cell table:style-name="Tabella4.B2" office:value-type="string">
            <text:p text:style-name="P11">Sottolineare il testo o utilizzare un colore diverso</text:p>
          </table:table-cell>
          <table:table-cell table:style-name="Tabella4.F2" office:value-type="string">
            <text:p text:style-name="P11">1</text:p>
          </table:table-cell>
        </table:table-row>
        <table:table-row table:style-name="Tabella4.1">
          <table:table-cell table:style-name="Tabella4.A2" office:value-type="float" office:value="14">
            <text:p text:style-name="P11">14</text:p>
          </table:table-cell>
          <table:table-cell table:style-name="Tabella4.B2" office:value-type="string">
            <text:p text:style-name="P11"><text:span text:style-name="T3">Tutte le pagine</text:span> in cui è possibile scegliere una sezione</text:p>
            <text:p text:style-name="P11">menù di sezione</text:p>
          </table:table-cell>
          <table:table-cell table:style-name="Tabella4.B2" office:value-type="string">
            <text:p text:style-name="P11">L’elenco degli elementi del “menù di sezione” è un elenco troppo folto senza alcun ordine e senza raggruppamenti</text:p>
          </table:table-cell>
          <table:table-cell table:style-name="Tabella4.B2" office:value-type="string">
            <text:p text:style-name="P11">Riconoscimento piuttosto che memorizzazione, <text:s/>Flessibilità ed efficienza d’uso</text:p>
          </table:table-cell>
          <table:table-cell table:style-name="Tabella4.B2" office:value-type="string">
            <text:p text:style-name="P3">Presentare l’elenco seguendo un criterio opportuno (ad esempio: enti fisici, documenti, informazioni)</text:p>
          </table:table-cell>
          <table:table-cell table:style-name="Tabella4.F2" office:value-type="string">
            <text:p text:style-name="P11">3</text:p>
          </table:table-cell>
        </table:table-row>
        <table:table-row table:style-name="Tabella4.1">
          <table:table-cell table:style-name="Tabella4.A2" office:value-type="float" office:value="15">
            <text:p text:style-name="P11">15</text:p>
          </table:table-cell>
          <table:table-cell table:style-name="Tabella4.B2" office:value-type="string">
            <text:p text:style-name="P11"><text:span text:style-name="T3">Tutte le pagine</text:span> </text:p>
            <text:p text:style-name="P11">Eccetto la homepage</text:p>
          </table:table-cell>
          <table:table-cell table:style-name="Tabella4.B2" office:value-type="string">
            <text:p text:style-name="P11">Menù laterale posizionato a destra della pagina</text:p>
          </table:table-cell>
          <table:table-cell table:style-name="Tabella4.B2" office:value-type="string">
            <text:p text:style-name="P11"><text:span text:style-name="T5">Visibilità dello stato del sistema</text:span></text:p>
            <text:p text:style-name="P11"/>
          </table:table-cell>
          <table:table-cell table:style-name="Tabella4.B2" office:value-type="string">
            <text:p text:style-name="P3">Posizionare il menù nella parte sinistra della pagina per facilitare il ritrovamento delle informazioni di interesse dato che l’utente quasi sicuramente leggerà i contenuti della pagina da sinistra verso destra</text:p>
          </table:table-cell>
          <table:table-cell table:style-name="Tabella4.F2" office:value-type="string">
            <text:p text:style-name="P11"/>
          </table:table-cell>
        </table:table-row>
        <table:table-row table:style-name="Tabella4.1">
          <table:table-cell table:style-name="Tabella4.A2" office:value-type="float" office:value="16">
            <text:p text:style-name="P11">16</text:p>
          </table:table-cell>
          <table:table-cell table:style-name="Tabella4.B2" office:value-type="string">
            <text:p text:style-name="P11"><text:span text:style-name="T3">Tutte le pagine</text:span> eccetto la homepage</text:p>
            <text:p text:style-name="P11">menù superiore</text:p>
          </table:table-cell>
          <table:table-cell table:style-name="Tabella4.B2" office:value-type="string">
            <text:p text:style-name="P11">Il menù superiore risulta essere poco visibile. Nonostante l’importanza delle voci di questo menù.</text:p>
          </table:table-cell>
          <table:table-cell table:style-name="Tabella4.B2" office:value-type="string">
            <text:p text:style-name="P11">Visibilità dello stato del sistema</text:p>
          </table:table-cell>
          <table:table-cell table:style-name="Tabella4.B2" office:value-type="string">
            <text:p text:style-name="P11">Riposizionare il menù per renderlo più visibile, utilizzando caratteri più grandi.</text:p>
          </table:table-cell>
          <table:table-cell table:style-name="Tabella4.F2" office:value-type="string">
            <text:p text:style-name="P11">3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ext:soft-page-break/>
        <table:table-row table:style-name="Tabella5.1">
          <table:table-cell table:style-name="Tabella5.A1" office:value-type="string">
            <text:p text:style-name="P11"><text:span text:style-name="T2">N.ro problema</text:span></text:p>
          </table:table-cell>
          <table:table-cell table:style-name="Tabella5.A1" office:value-type="string">
            <text:p text:style-name="P11"><text:span text:style-name="T2">Locazione</text:span></text:p>
          </table:table-cell>
          <table:table-cell table:style-name="Tabella5.A1" office:value-type="string">
            <text:p text:style-name="P11"><text:span text:style-name="T2">Problema</text:span></text:p>
          </table:table-cell>
          <table:table-cell table:style-name="Tabella5.A1" office:value-type="string">
            <text:p text:style-name="P11"><text:span text:style-name="T2">Euristica violata</text:span></text:p>
          </table:table-cell>
          <table:table-cell table:style-name="Tabella5.A1" office:value-type="string">
            <text:p text:style-name="P11"><text:span text:style-name="T2">Possibile soluzione</text:span></text:p>
          </table:table-cell>
          <table:table-cell table:style-name="Tabella5.F1" office:value-type="string">
            <text:p text:style-name="P11"><text:span text:style-name="T2">Grado di severità </text:span></text:p>
            <text:p text:style-name="P8"><text:span text:style-name="T2">1=problema lieve</text:span></text:p>
            <text:p text:style-name="P8"><text:span text:style-name="T2">5=problema grave</text:span></text:p>
          </table:table-cell>
        </table:table-row>
        <table:table-row table:style-name="Tabella5.1">
          <table:table-cell table:style-name="Tabella5.A2" office:value-type="float" office:value="17">
            <text:p text:style-name="P11">17</text:p>
          </table:table-cell>
          <table:table-cell table:style-name="Tabella5.B2" office:value-type="string">
            <text:p text:style-name="P11"><text:span text:style-name="T3">Homepage</text:span></text:p>
            <text:p text:style-name="P11">zona sottostante <text:s/>il menù principale e la barra di ricerca</text:p>
            <text:p text:style-name="P11"/>
            <text:p text:style-name="P11"/>
          </table:table-cell>
          <table:table-cell table:style-name="Tabella5.B2" office:value-type="string">
            <text:p text:style-name="P11">Link riguardanti diverse funzionalità posti troppo vicini, in particolare si ritiene il tab notizie fuori luogo</text:p>
          </table:table-cell>
          <table:table-cell table:style-name="Tabella5.B2" office:value-type="string">
            <text:p text:style-name="P11">Design estetico e minimalista</text:p>
            <text:p text:style-name="P11"/>
          </table:table-cell>
          <table:table-cell table:style-name="Tabella5.B2" office:value-type="string">
            <text:p text:style-name="P3">Allargare il tab notizie occupando tutto lo spazio orizzontale e spostare i restanti elementi sotto di esso</text:p>
          </table:table-cell>
          <table:table-cell table:style-name="Tabella5.F2" office:value-type="string">
            <text:p text:style-name="P11">3</text:p>
          </table:table-cell>
        </table:table-row>
        <table:table-row table:style-name="Tabella5.1">
          <table:table-cell table:style-name="Tabella5.A2" office:value-type="float" office:value="18">
            <text:p text:style-name="P11">18</text:p>
          </table:table-cell>
          <table:table-cell table:style-name="Tabella5.B2" office:value-type="string">
            <text:p text:style-name="P11"><text:span text:style-name="T3">Homepage</text:span></text:p>
            <text:p text:style-name="P11">IN EVIDENZA e</text:p>
            <text:p text:style-name="P11">ALTRI COLLEGAMENTI</text:p>
          </table:table-cell>
          <table:table-cell table:style-name="Tabella5.B2" office:value-type="string">
            <text:p text:style-name="P11">Ci sono troppi link in quest'area della pagina ed inoltre sono presentati in maniera pesante, <text:s/>anche a causa della rappresentazione con quadrati antiestetici</text:p>
          </table:table-cell>
          <table:table-cell table:style-name="Tabella5.B2" office:value-type="string">
            <text:p text:style-name="P11">Riconoscimento piuttosto di memorizzazione</text:p>
          </table:table-cell>
          <table:table-cell table:style-name="Tabella5.B2" office:value-type="string">
            <text:p text:style-name="P11">Ridurre il numero di link e</text:p>
            <text:list xml:id="list3941478244833502248" text:style-name="WWNum2">
              <text:list-item>
                <text:p text:style-name="P10"><text:span text:style-name="T6">Aggiungere un icona rappresentativa della pagina linkata per ogni link</text:span></text:p>
              </text:list-item>
            </text:list>
            <text:p text:style-name="P11"><text:s text:c="6"/><text:span text:style-name="T3">oppure</text:span></text:p>
            <text:list xml:id="list38692888" text:continue-numbering="true" text:style-name="WWNum2">
              <text:list-item>
                <text:p text:style-name="P4">Sostituire ogni quadrato con una immagine appropriata e porre il link sotto di essa</text:p>
              </text:list-item>
            </text:list>
          </table:table-cell>
          <table:table-cell table:style-name="Tabella5.F2" office:value-type="string">
            <text:p text:style-name="P11">2</text:p>
          </table:table-cell>
        </table:table-row>
        <table:table-row table:style-name="Tabella5.1">
          <table:table-cell table:style-name="Tabella5.A2" office:value-type="float" office:value="19">
            <text:p text:style-name="P11">19</text:p>
          </table:table-cell>
          <table:table-cell table:style-name="Tabella5.B2" office:value-type="string">
            <text:p text:style-name="P11"><text:span text:style-name="T3">Homepage</text:span></text:p>
            <text:p text:style-name="P11"/>
          </table:table-cell>
          <table:table-cell table:style-name="Tabella5.B2" office:value-type="string">
            <text:p text:style-name="P11">Le sezioni sono tutte della stessa grandezza, spesso imponente, senza differenziarle per importanza.</text:p>
            <text:p text:style-name="P3">Per esempio: il titolo della sezione “in evidenza” ha la stessa dimensione del contenuto, oppure il frame relativo agli eventi.</text:p>
          </table:table-cell>
          <table:table-cell table:style-name="Tabella5.B2" office:value-type="string">
            <text:p text:style-name="P11">Design estetico e minimalista</text:p>
            <text:p text:style-name="P11"/>
          </table:table-cell>
          <table:table-cell table:style-name="Tabella5.B2" office:value-type="string">
            <text:p text:style-name="P11">Usare diverse grandezze in proporzione all’importanza del contenuto e diminuire l’utilizzo del capslock.</text:p>
          </table:table-cell>
          <table:table-cell table:style-name="Tabella5.F2" office:value-type="string">
            <text:p text:style-name="P11">3</text:p>
          </table:table-cell>
        </table:table-row>
        <table:table-row table:style-name="Tabella5.1">
          <table:table-cell table:style-name="Tabella5.A2" office:value-type="float" office:value="20">
            <text:p text:style-name="P11">20</text:p>
          </table:table-cell>
          <table:table-cell table:style-name="Tabella5.B2" office:value-type="string">
            <text:p text:style-name="P11"><text:span text:style-name="T2">Homepage</text:span></text:p>
          </table:table-cell>
          <table:table-cell table:style-name="Tabella5.B2" office:value-type="string">
            <text:p text:style-name="P11">Le nuove pagine del sito non vengono segnalate all’interno della homepage</text:p>
          </table:table-cell>
          <table:table-cell table:style-name="Tabella5.B2" office:value-type="string">
            <text:p text:style-name="P11">Visibilità dello stato del sistema</text:p>
          </table:table-cell>
          <table:table-cell table:style-name="Tabella5.B2" office:value-type="string">
            <text:p text:style-name="P3">Aggiungere una sezione laterale delle novità circa le pagine</text:p>
          </table:table-cell>
          <table:table-cell table:style-name="Tabella5.F2" office:value-type="string">
            <text:p text:style-name="P11">2</text:p>
          </table:table-cell>
        </table:table-row>
        <table:table-row table:style-name="Tabella5.1">
          <table:table-cell table:style-name="Tabella5.A2" office:value-type="float" office:value="21">
            <text:p text:style-name="P11">21</text:p>
          </table:table-cell>
          <table:table-cell table:style-name="Tabella5.B2" office:value-type="string">
            <text:p text:style-name="P11"><text:span text:style-name="T2">Homepage</text:span></text:p>
            <text:p text:style-name="P11">menù laterale (con icone)</text:p>
          </table:table-cell>
          <table:table-cell table:style-name="Tabella5.B2" office:value-type="string">
            <text:p text:style-name="P11">I pulsanti non hanno una descrizione significativa</text:p>
          </table:table-cell>
          <table:table-cell table:style-name="Tabella5.B2" office:value-type="string">
            <text:p text:style-name="P11">Riconoscimento piuttosto di memorizzazione</text:p>
          </table:table-cell>
          <table:table-cell table:style-name="Tabella5.B2" office:value-type="string">
            <text:p text:style-name="P3">Aggiungere una etichetta per ogni icona del menù.</text:p>
          </table:table-cell>
          <table:table-cell table:style-name="Tabella5.F2" office:value-type="string">
            <text:p text:style-name="P11">3</text:p>
          </table:table-cell>
        </table:table-row>
      </table:table>
      <text:p text:style-name="Standard"><text:soft-page-break/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row table:style-name="Tabella6.1">
          <table:table-cell table:style-name="Tabella6.A1" office:value-type="string">
            <text:p text:style-name="P11"><text:span text:style-name="T2">N.ro problema</text:span></text:p>
          </table:table-cell>
          <table:table-cell table:style-name="Tabella6.A1" office:value-type="string">
            <text:p text:style-name="P11"><text:span text:style-name="T2">Locazione</text:span></text:p>
          </table:table-cell>
          <table:table-cell table:style-name="Tabella6.A1" office:value-type="string">
            <text:p text:style-name="P11"><text:span text:style-name="T2">Problema</text:span></text:p>
          </table:table-cell>
          <table:table-cell table:style-name="Tabella6.A1" office:value-type="string">
            <text:p text:style-name="P11"><text:span text:style-name="T2">Euristica violata</text:span></text:p>
          </table:table-cell>
          <table:table-cell table:style-name="Tabella6.A1" office:value-type="string">
            <text:p text:style-name="P11"><text:span text:style-name="T2">Possibile soluzione</text:span></text:p>
          </table:table-cell>
          <table:table-cell table:style-name="Tabella6.F1" office:value-type="string">
            <text:p text:style-name="P11"><text:span text:style-name="T2">Grado di severità </text:span></text:p>
            <text:p text:style-name="P8"><text:span text:style-name="T2">1=problema lieve</text:span></text:p>
            <text:p text:style-name="P8"><text:span text:style-name="T2">5=problema grave</text:span></text:p>
          </table:table-cell>
        </table:table-row>
        <table:table-row table:style-name="Tabella6.1">
          <table:table-cell table:style-name="Tabella6.A2" office:value-type="float" office:value="22">
            <text:p text:style-name="P11">22</text:p>
          </table:table-cell>
          <table:table-cell table:style-name="Tabella6.B2" office:value-type="string">
            <text:p text:style-name="P11"><text:span text:style-name="T2">Homepage</text:span></text:p>
            <text:p text:style-name="P11">altri collegamenti</text:p>
          </table:table-cell>
          <table:table-cell table:style-name="Tabella6.B2" office:value-type="string">
            <text:p text:style-name="P11">Il pulsante “I.A.T BISCEGLIE INFORMAZIONI E ACCOGLIENZA TURISTICA”</text:p>
          </table:table-cell>
          <table:table-cell table:style-name="Tabella6.B2" office:value-type="string">
            <text:p text:style-name="P11">Prevenzione di errori</text:p>
          </table:table-cell>
          <table:table-cell table:style-name="Tabella6.B2" office:value-type="string">
            <text:p text:style-name="P3">Rendere questi bottoni non clickabili o rimuoverli in caso di malfunzionamenti</text:p>
          </table:table-cell>
          <table:table-cell table:style-name="Tabella6.F2" office:value-type="string">
            <text:p text:style-name="P11">3</text:p>
          </table:table-cell>
        </table:table-row>
        <table:table-row table:style-name="Tabella6.1">
          <table:table-cell table:style-name="Tabella6.A2" office:value-type="float" office:value="23">
            <text:p text:style-name="P11">23</text:p>
          </table:table-cell>
          <table:table-cell table:style-name="Tabella6.B2" office:value-type="string">
            <text:p text:style-name="P11"><text:span text:style-name="T2">Homepage</text:span></text:p>
            <text:p text:style-name="P11"/>
          </table:table-cell>
          <table:table-cell table:style-name="Tabella6.B2" office:value-type="string">
            <text:p text:style-name="P11">Il tool “cerca” porta ad una pagina di errore se non si è inserito nulla</text:p>
          </table:table-cell>
          <table:table-cell table:style-name="Tabella6.B2" office:value-type="string">
            <text:p text:style-name="P11">Prevenzione di errori</text:p>
          </table:table-cell>
          <table:table-cell table:style-name="Tabella6.B2" office:value-type="string">
            <text:p text:style-name="P3">Disabilitare il pulsante di ricerca fino a quando non si è raggiunto almeno il numero minimo di caratteri imposto dal sito (=3)</text:p>
          </table:table-cell>
          <table:table-cell table:style-name="Tabella6.F2" office:value-type="string">
            <text:p text:style-name="P11">2</text:p>
          </table:table-cell>
        </table:table-row>
        <table:table-row table:style-name="Tabella6.1">
          <table:table-cell table:style-name="Tabella6.A2" office:value-type="float" office:value="24">
            <text:p text:style-name="P11">24</text:p>
          </table:table-cell>
          <table:table-cell table:style-name="Tabella6.B2" office:value-type="string">
            <text:p text:style-name="P11"><text:span text:style-name="T2">Homepage</text:span></text:p>
          </table:table-cell>
          <table:table-cell table:style-name="Tabella6.B2" office:value-type="string">
            <text:p text:style-name="P11">Nella sezione “altri collegamenti” non è presente un feedback di avanzamento della lista</text:p>
          </table:table-cell>
          <table:table-cell table:style-name="Tabella6.B2" office:value-type="string">
            <text:p text:style-name="P11">Visibilità dello stato del sistema</text:p>
          </table:table-cell>
          <table:table-cell table:style-name="Tabella6.B2" office:value-type="string">
            <text:p text:style-name="P3">Aggiungere una scrollbar per la lista dei pulsanti</text:p>
          </table:table-cell>
          <table:table-cell table:style-name="Tabella6.F2" office:value-type="string">
            <text:p text:style-name="P11">1</text:p>
          </table:table-cell>
        </table:table-row>
        <table:table-row table:style-name="Tabella6.1">
          <table:table-cell table:style-name="Tabella6.A2" office:value-type="float" office:value="25">
            <text:p text:style-name="P11">25</text:p>
          </table:table-cell>
          <table:table-cell table:style-name="Tabella6.B2" office:value-type="string">
            <text:p text:style-name="P11"><text:span text:style-name="T2">Homepage</text:span></text:p>
            <text:p text:style-name="P11">in evidenza</text:p>
          </table:table-cell>
          <table:table-cell table:style-name="Tabella6.B2" office:value-type="string">
            <text:p text:style-name="P11">Vengono proposti troppi link insieme relativi a tematiche differenti</text:p>
          </table:table-cell>
          <table:table-cell table:style-name="Tabella6.B2" office:value-type="string">
            <text:p text:style-name="P11">Riconoscimento piuttosto che memorizzazione</text:p>
          </table:table-cell>
          <table:table-cell table:style-name="Tabella6.B2" office:value-type="string">
            <text:p text:style-name="P11">Eseguire una suddivisione adeguata dei link in aree tematiche.</text:p>
            <text:p text:style-name="P3">Proporzionare la distanza spaziale a quella semantica. Ad esempio: “polizia municipale” e “protezione civile” andrebbero sotto una stessa area tematica</text:p>
          </table:table-cell>
          <table:table-cell table:style-name="Tabella6.F2" office:value-type="string">
            <text:p text:style-name="P11">3</text:p>
          </table:table-cell>
        </table:table-row>
      </table:table>
      <text:p text:style-name="Standard"/>
      <text:p text:style-name="Standard"/>
      <text:p text:style-name="Standard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ext:soft-page-break/>
        <table:table-row table:style-name="Tabella7.1">
          <table:table-cell table:style-name="Tabella7.A1" office:value-type="string">
            <text:p text:style-name="P11"><text:span text:style-name="T2">N.ro problema</text:span></text:p>
          </table:table-cell>
          <table:table-cell table:style-name="Tabella7.A1" office:value-type="string">
            <text:p text:style-name="P11"><text:span text:style-name="T2">Locazione</text:span></text:p>
          </table:table-cell>
          <table:table-cell table:style-name="Tabella7.A1" office:value-type="string">
            <text:p text:style-name="P11"><text:span text:style-name="T2">Problema</text:span></text:p>
          </table:table-cell>
          <table:table-cell table:style-name="Tabella7.A1" office:value-type="string">
            <text:p text:style-name="P11"><text:span text:style-name="T2">Euristica violata</text:span></text:p>
          </table:table-cell>
          <table:table-cell table:style-name="Tabella7.A1" office:value-type="string">
            <text:p text:style-name="P11"><text:span text:style-name="T2">Possibile soluzione</text:span></text:p>
          </table:table-cell>
          <table:table-cell table:style-name="Tabella7.F1" office:value-type="string">
            <text:p text:style-name="P11"><text:span text:style-name="T2">Grado di severità </text:span></text:p>
            <text:p text:style-name="P8"><text:span text:style-name="T2">1=problema lieve</text:span></text:p>
            <text:p text:style-name="P8"><text:span text:style-name="T2">5=problema grave</text:span></text:p>
          </table:table-cell>
        </table:table-row>
        <table:table-row table:style-name="Tabella7.1">
          <table:table-cell table:style-name="Tabella7.A2" office:value-type="float" office:value="26">
            <text:p text:style-name="P11">26</text:p>
          </table:table-cell>
          <table:table-cell table:style-name="Tabella7.B2" office:value-type="string">
            <text:p text:style-name="P11"><text:span text:style-name="T2">Homepage</text:span></text:p>
            <text:p text:style-name="P11">Menù principale</text:p>
          </table:table-cell>
          <table:table-cell table:style-name="Tabella7.B2" office:value-type="string">
            <text:p text:style-name="P11">Il menù principale non è messo in risalto rispetto agli altri.</text:p>
          </table:table-cell>
          <table:table-cell table:style-name="Tabella7.B2" office:value-type="string">
            <text:p text:style-name="P11">Visibilità dello stato del sistema</text:p>
          </table:table-cell>
          <table:table-cell table:style-name="Tabella7.B2" office:value-type="string">
            <text:list xml:id="list4226472008417568050" text:style-name="WWNum3">
              <text:list-item>
                <text:p text:style-name="P12">Font più grande</text:p>
              </text:list-item>
              <text:list-item>
                <text:p text:style-name="P5">Colori con un miglior contrasto, ad esempio scrivere gli elementi del menù con il colore bianco su un background blu</text:p>
              </text:list-item>
            </text:list>
          </table:table-cell>
          <table:table-cell table:style-name="Tabella7.F2" office:value-type="string">
            <text:p text:style-name="P11">4</text:p>
          </table:table-cell>
        </table:table-row>
        <table:table-row table:style-name="Tabella7.1">
          <table:table-cell table:style-name="Tabella7.A2" office:value-type="float" office:value="27">
            <text:p text:style-name="P11">27</text:p>
          </table:table-cell>
          <table:table-cell table:style-name="Tabella7.B2" office:value-type="string">
            <text:p text:style-name="P11"><text:span text:style-name="T2">Homepage</text:span></text:p>
            <text:p text:style-name="P11">Menù principale</text:p>
          </table:table-cell>
          <table:table-cell table:style-name="Tabella7.B2" office:value-type="string">
            <text:p text:style-name="P11">Il menù e la barra di ricerca non sono visibili dopo lo scroll in basso</text:p>
          </table:table-cell>
          <table:table-cell table:style-name="Tabella7.B2" office:value-type="string">
            <text:p text:style-name="P11">Visibilità dello stato del sistema</text:p>
          </table:table-cell>
          <table:table-cell table:style-name="Tabella7.B2" office:value-type="string">
            <text:p text:style-name="P3">Fissare nella parte superiore della pagina il menù e la barra di ricerca</text:p>
          </table:table-cell>
          <table:table-cell table:style-name="Tabella7.F2" office:value-type="string">
            <text:p text:style-name="P11">2</text:p>
          </table:table-cell>
        </table:table-row>
        <table:table-row table:style-name="Tabella7.1">
          <table:table-cell table:style-name="Tabella7.A2" office:value-type="float" office:value="28">
            <text:p text:style-name="P11">28</text:p>
          </table:table-cell>
          <table:table-cell table:style-name="Tabella7.B2" office:value-type="string">
            <text:p text:style-name="P11"><text:span text:style-name="T2">Homepage</text:span></text:p>
            <text:p text:style-name="P11">Menù principale</text:p>
          </table:table-cell>
          <table:table-cell table:style-name="Tabella7.B2" office:value-type="string">
            <text:p text:style-name="P11">Gli elementi del menù non sono uniformi nel comportamento e questa differenza non è fatta notare propriamente. (Alcuni portano a nuove pagine, mentre altri propongono un menù a tendina)</text:p>
          </table:table-cell>
          <table:table-cell table:style-name="Tabella7.B2" office:value-type="string">
            <text:p text:style-name="P11">Coerenza e standard</text:p>
          </table:table-cell>
          <table:table-cell table:style-name="Tabella7.B2" office:value-type="string">
            <text:p text:style-name="P3">Utilizzare voci del menù con comportamento uniforme o, se non è possibile, separare visibilmente i due tipi di voci</text:p>
          </table:table-cell>
          <table:table-cell table:style-name="Tabella7.F2" office:value-type="string">
            <text:p text:style-name="P11">3</text:p>
          </table:table-cell>
        </table:table-row>
        <table:table-row table:style-name="Tabella7.1">
          <table:table-cell table:style-name="Tabella7.A2" office:value-type="float" office:value="29">
            <text:p text:style-name="P11">29</text:p>
          </table:table-cell>
          <table:table-cell table:style-name="Tabella7.B2" office:value-type="string">
            <text:p text:style-name="P11"><text:span text:style-name="T2">Homepage</text:span></text:p>
          </table:table-cell>
          <table:table-cell table:style-name="Tabella7.B2" office:value-type="string">
            <text:p text:style-name="P3">Mancanza di tool di accessibilità quali: lettura dei contenuti per ipovedenti, colori per daltonici…</text:p>
          </table:table-cell>
          <table:table-cell table:style-name="Tabella7.B2" office:value-type="string">
            <text:p text:style-name="P11">Aiuto e documentazione</text:p>
          </table:table-cell>
          <table:table-cell table:style-name="Tabella7.B2" office:value-type="string">
            <text:p text:style-name="P11">Implementare tali tool</text:p>
          </table:table-cell>
          <table:table-cell table:style-name="Tabella7.F2" office:value-type="string">
            <text:p text:style-name="P11">4</text:p>
          </table:table-cell>
        </table:table-row>
        <table:table-row table:style-name="Tabella7.1">
          <table:table-cell table:style-name="Tabella7.A2" office:value-type="float" office:value="30">
            <text:p text:style-name="P11">30</text:p>
          </table:table-cell>
          <table:table-cell table:style-name="Tabella7.B2" office:value-type="string">
            <text:p text:style-name="P11"><text:span text:style-name="T2">Homepage</text:span></text:p>
          </table:table-cell>
          <table:table-cell table:style-name="Tabella7.B2" office:value-type="string">
            <text:p text:style-name="P11">Mancanza di un’area relativa alle caratteristiche di accessibilità del sito</text:p>
          </table:table-cell>
          <table:table-cell table:style-name="Tabella7.B2" office:value-type="string">
            <text:p text:style-name="P11">Aiuto e documentazione</text:p>
          </table:table-cell>
          <table:table-cell table:style-name="Tabella7.B2" office:value-type="string">
            <text:p text:style-name="P3">Aggiungere un’area apposita dove sono presenti, ed evidenti, le caratteristiche di accessibilità del sito. (Ad esempio il bollino WCAG)</text:p>
          </table:table-cell>
          <table:table-cell table:style-name="Tabella7.F2" office:value-type="string">
            <text:p text:style-name="P11">2</text:p>
          </table:table-cell>
        </table:table-row>
      </table:table>
      <text:p text:style-name="Standard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ext:soft-page-break/>
        <table:table-row table:style-name="Tabella8.1">
          <table:table-cell table:style-name="Tabella8.A1" office:value-type="string">
            <text:p text:style-name="P11"><text:span text:style-name="T2">N.ro problema</text:span></text:p>
          </table:table-cell>
          <table:table-cell table:style-name="Tabella8.A1" office:value-type="string">
            <text:p text:style-name="P11"><text:span text:style-name="T2">Locazione</text:span></text:p>
          </table:table-cell>
          <table:table-cell table:style-name="Tabella8.A1" office:value-type="string">
            <text:p text:style-name="P11"><text:span text:style-name="T2">Problema</text:span></text:p>
          </table:table-cell>
          <table:table-cell table:style-name="Tabella8.A1" office:value-type="string">
            <text:p text:style-name="P11"><text:span text:style-name="T2">Euristica violata</text:span></text:p>
          </table:table-cell>
          <table:table-cell table:style-name="Tabella8.A1" office:value-type="string">
            <text:p text:style-name="P11"><text:span text:style-name="T2">Possibile soluzione</text:span></text:p>
          </table:table-cell>
          <table:table-cell table:style-name="Tabella8.F1" office:value-type="string">
            <text:p text:style-name="P11"><text:span text:style-name="T2">Grado di severità </text:span></text:p>
            <text:p text:style-name="P8"><text:span text:style-name="T2">1=problema lieve</text:span></text:p>
            <text:p text:style-name="P8"><text:span text:style-name="T2">5=problema grave</text:span></text:p>
          </table:table-cell>
        </table:table-row>
        <table:table-row table:style-name="Tabella8.1">
          <table:table-cell table:style-name="Tabella8.A2" office:value-type="float" office:value="31">
            <text:p text:style-name="P11">31</text:p>
          </table:table-cell>
          <table:table-cell table:style-name="Tabella8.B2" office:value-type="string">
            <text:p text:style-name="P11"><text:span text:style-name="T2">Homepage</text:span></text:p>
            <text:p text:style-name="P11">altri collegamenti</text:p>
          </table:table-cell>
          <table:table-cell table:style-name="Tabella8.B2" office:value-type="string">
            <text:p text:style-name="P11">Pulsante IAT porta all’esterno del sito comunale e questo comportamento non viene segnalato graficamente</text:p>
          </table:table-cell>
          <table:table-cell table:style-name="Tabella8.B2" office:value-type="string">
            <text:p text:style-name="P11">Riconoscimento piuttosto di memorizzazione</text:p>
          </table:table-cell>
          <table:table-cell table:style-name="Tabella8.B2" office:value-type="string">
            <text:p text:style-name="P3">Aggiungere un’icona sul pulsante che permetta di stabilire il comportamento di link inter-sito</text:p>
          </table:table-cell>
          <table:table-cell table:style-name="Tabella8.F2" office:value-type="string">
            <text:p text:style-name="P11">1</text:p>
          </table:table-cell>
        </table:table-row>
        <table:table-row table:style-name="Tabella8.1">
          <table:table-cell table:style-name="Tabella8.A2" office:value-type="float" office:value="32">
            <text:p text:style-name="P11">32</text:p>
          </table:table-cell>
          <table:table-cell table:style-name="Tabella8.B2" office:value-type="string">
            <text:p text:style-name="P11"><text:span text:style-name="T2">Homepage</text:span></text:p>
          </table:table-cell>
          <table:table-cell table:style-name="Tabella8.B2" office:value-type="string">
            <text:p text:style-name="P11">Le immagini di “RED” e “SUAP” non sono ben comprensibili come link</text:p>
          </table:table-cell>
          <table:table-cell table:style-name="Tabella8.B2" office:value-type="string">
            <text:p text:style-name="P11">Visibilità dello stato del sistema</text:p>
          </table:table-cell>
          <table:table-cell table:style-name="Tabella8.B2" office:value-type="string">
            <text:p text:style-name="P3">Aggiungere un effetto mouseover a tali elementi</text:p>
          </table:table-cell>
          <table:table-cell table:style-name="Tabella8.F2" office:value-type="string">
            <text:p text:style-name="P11">2</text:p>
          </table:table-cell>
        </table:table-row>
        <table:table-row table:style-name="Tabella8.1">
          <table:table-cell table:style-name="Tabella8.B2" office:value-type="string">
            <text:p text:style-name="P11">34</text:p>
          </table:table-cell>
          <table:table-cell table:style-name="Tabella8.B2" office:value-type="string">
            <text:p text:style-name="P15"><text:a xlink:type="simple" xlink:href="https://www.comune.bisceglie.bt.it/istituzionale/il-comune" text:style-name="Internet_20_link" text:visited-style-name="Visited_20_Internet_20_Link">/istituzionale/il-comune</text:a></text:p>
          </table:table-cell>
          <table:table-cell table:style-name="Tabella8.B2" office:value-type="string">
            <text:p text:style-name="P11">Il menù laterale destro cambia l’ordine degli elementi in maniera casuale</text:p>
          </table:table-cell>
          <table:table-cell table:style-name="Tabella8.B2" office:value-type="string">
            <text:p text:style-name="P11">Coerenza e standard</text:p>
          </table:table-cell>
          <table:table-cell table:style-name="Tabella8.B2" office:value-type="string">
            <text:p text:style-name="P3">Rendere permanente l’ordine degli elementi nel menù</text:p>
          </table:table-cell>
          <table:table-cell table:style-name="Tabella8.F2" office:value-type="string">
            <text:p text:style-name="P11">1</text:p>
          </table:table-cell>
        </table:table-row>
        <table:table-row table:style-name="Tabella8.1">
          <table:table-cell table:style-name="Tabella8.A2" office:value-type="float" office:value="35">
            <text:p text:style-name="P11">35</text:p>
          </table:table-cell>
          <table:table-cell table:style-name="Tabella8.B2" office:value-type="string">
            <text:p text:style-name="P15"><text:a xlink:type="simple" xlink:href="https://www.comune.bisceglie.bt.it/istituzionale/il-comune" text:style-name="Internet_20_link" text:visited-style-name="Visited_20_Internet_20_Link">/istituzionale/il-comune</text:a></text:p>
            <text:p text:style-name="P11">paragrafo<text:span text:style-name="T2"> </text:span>de “il comune”</text:p>
            <text:p text:style-name="P11"><text:a xlink:type="simple" xlink:href="https://www.comune.bisceglie.bt.it/pagine/vivere-bisceglie" text:style-name="Internet_20_link" text:visited-style-name="Visited_20_Internet_20_Link"><text:span text:style-name="T7">pagine/vivere-bisceglie</text:span></text:a></text:p>
            <text:p text:style-name="P11">paragrafo<text:span text:style-name="T2"> </text:span>“vivere a Bisceglie”</text:p>
          </table:table-cell>
          <table:table-cell table:style-name="Tabella8.B2" office:value-type="string">
            <text:p text:style-name="P11">La descrizione della pagina risulta superflua e controintuitiva</text:p>
          </table:table-cell>
          <table:table-cell table:style-name="Tabella8.B2" office:value-type="string">
            <text:p text:style-name="P11">Allineamento tra il mondo del sistema e quello reale, Prevenzione di errori</text:p>
          </table:table-cell>
          <table:table-cell table:style-name="Tabella8.B2" office:value-type="string">
            <text:p text:style-name="P3">Lasciare solo il menù delle sezioni in modo da evitare confusione.</text:p>
          </table:table-cell>
          <table:table-cell table:style-name="Tabella8.F2" office:value-type="string">
            <text:p text:style-name="P11">3</text:p>
          </table:table-cell>
        </table:table-row>
        <table:table-row table:style-name="Tabella8.1">
          <table:table-cell table:style-name="Tabella8.A2" office:value-type="float" office:value="36">
            <text:p text:style-name="P11">36</text:p>
          </table:table-cell>
          <table:table-cell table:style-name="Tabella8.B2" office:value-type="string">
            <text:p text:style-name="P15"><text:a xlink:type="simple" xlink:href="https://www.comune.bisceglie.bt.it/istituzionale/segretario-generale" text:style-name="Internet_20_link" text:visited-style-name="Visited_20_Internet_20_Link">/istituzionale/segretario-generale</text:a></text:p>
          </table:table-cell>
          <table:table-cell table:style-name="Tabella8.B2" office:value-type="string">
            <text:p text:style-name="P11">La parola “recapiti” la quale dovrebbe essere un sottotitolo non è evidenziata come tale</text:p>
          </table:table-cell>
          <table:table-cell table:style-name="Tabella8.B2" office:value-type="string">
            <text:p text:style-name="P11">Visibilità dello stato del sistema</text:p>
          </table:table-cell>
          <table:table-cell table:style-name="Tabella8.B2" office:value-type="string">
            <text:p text:style-name="P11">Utilizzare lo stile dei sottotitoli</text:p>
          </table:table-cell>
          <table:table-cell table:style-name="Tabella8.F2" office:value-type="string">
            <text:p text:style-name="P11">2</text:p>
          </table:table-cell>
        </table:table-row>
        <table:table-row table:style-name="Tabella8.1">
          <table:table-cell table:style-name="Tabella8.A2" office:value-type="float" office:value="37">
            <text:p text:style-name="P11">37</text:p>
          </table:table-cell>
          <table:table-cell table:style-name="Tabella8.B2" office:value-type="string">
            <text:p text:style-name="P15"><text:a xlink:type="simple" xlink:href="http://pagine/polizia-municipale-servizio-infrazioni" text:style-name="Internet_20_link" text:visited-style-name="Visited_20_Internet_20_Link">pagine/polizia-municipale-servizio-infrazioni</text:a></text:p>
          </table:table-cell>
          <table:table-cell table:style-name="Tabella8.B2" office:value-type="string">
            <text:p text:style-name="P11">La lista di certificazioni/moduli è troppo lunga e non segue un criterio</text:p>
          </table:table-cell>
          <table:table-cell table:style-name="Tabella8.B2" office:value-type="string">
            <text:p text:style-name="P11">Design estetico e minimalista</text:p>
          </table:table-cell>
          <table:table-cell table:style-name="Tabella8.B2" office:value-type="string">
            <text:p text:style-name="P3">Suddividere le certificazioni/moduli in categorie per rendere le liste meno lunghe</text:p>
          </table:table-cell>
          <table:table-cell table:style-name="Tabella8.F2" office:value-type="string">
            <text:p text:style-name="P11">3</text:p>
          </table:table-cell>
        </table:table-row>
        <table:table-row table:style-name="Tabella8.1">
          <table:table-cell table:style-name="Tabella8.A2" office:value-type="float" office:value="38">
            <text:p text:style-name="P11">38</text:p>
          </table:table-cell>
          <table:table-cell table:style-name="Tabella8.B2" office:value-type="string">
            <text:p text:style-name="P15"><text:a xlink:type="simple" xlink:href="http://pagine/polizia-municipale-servizio-infrazioni" text:style-name="Internet_20_link" text:visited-style-name="Visited_20_Internet_20_Link">pagine/polizia-municipale-servizio-infrazioni</text:a></text:p>
          </table:table-cell>
          <table:table-cell table:style-name="Tabella8.B2" office:value-type="string">
            <text:p text:style-name="P11">Link verso “Infrazioni autovelox” non funzionante</text:p>
          </table:table-cell>
          <table:table-cell table:style-name="Tabella8.B2" office:value-type="string">
            <text:p text:style-name="P11">Prevenzione degli errori, Visibilità e stato del sistema</text:p>
            <text:p text:style-name="P11"/>
          </table:table-cell>
          <table:table-cell table:style-name="Tabella8.B2" office:value-type="string">
            <text:p text:style-name="P3">Informare del non funzionamento del link, correggerlo o renderlo non cliccabile</text:p>
          </table:table-cell>
          <table:table-cell table:style-name="Tabella8.F2" office:value-type="string">
            <text:p text:style-name="P11">2</text:p>
          </table:table-cell>
        </table:table-row>
      </table:table>
      <text:p text:style-name="Standard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ext:soft-page-break/>
        <table:table-row table:style-name="Tabella9.1">
          <table:table-cell table:style-name="Tabella9.A1" office:value-type="string">
            <text:p text:style-name="P11"><text:span text:style-name="T2">N.ro problema</text:span></text:p>
          </table:table-cell>
          <table:table-cell table:style-name="Tabella9.A1" office:value-type="string">
            <text:p text:style-name="P11"><text:span text:style-name="T2">Locazione</text:span></text:p>
          </table:table-cell>
          <table:table-cell table:style-name="Tabella9.A1" office:value-type="string">
            <text:p text:style-name="P11"><text:span text:style-name="T2">Problema</text:span></text:p>
          </table:table-cell>
          <table:table-cell table:style-name="Tabella9.A1" office:value-type="string">
            <text:p text:style-name="P11"><text:span text:style-name="T2">Euristica violata</text:span></text:p>
          </table:table-cell>
          <table:table-cell table:style-name="Tabella9.A1" office:value-type="string">
            <text:p text:style-name="P11"><text:span text:style-name="T2">Possibile soluzione</text:span></text:p>
          </table:table-cell>
          <table:table-cell table:style-name="Tabella9.F1" office:value-type="string">
            <text:p text:style-name="P11"><text:span text:style-name="T2">Grado di severità </text:span></text:p>
            <text:p text:style-name="P8"><text:span text:style-name="T2">1=problema lieve</text:span></text:p>
            <text:p text:style-name="P8"><text:span text:style-name="T2">5=problema grave</text:span></text:p>
          </table:table-cell>
        </table:table-row>
        <table:table-row table:style-name="Tabella9.1">
          <table:table-cell table:style-name="Tabella9.A2" office:value-type="float" office:value="39">
            <text:p text:style-name="P11">39</text:p>
          </table:table-cell>
          <table:table-cell table:style-name="Tabella9.B2" office:value-type="string">
            <text:p text:style-name="P15"><text:a xlink:type="simple" xlink:href="http://pagine/polizia-municipale-servizio-infrazioni" text:style-name="Internet_20_link" text:visited-style-name="Visited_20_Internet_20_Link">pagine/polizia-municipale-servizio-infrazioni</text:a></text:p>
          </table:table-cell>
          <table:table-cell table:style-name="Tabella9.B2" office:value-type="string">
            <text:p text:style-name="P11">Acronimi potrebbero essere non compresi</text:p>
          </table:table-cell>
          <table:table-cell table:style-name="Tabella9.B2" office:value-type="string">
            <text:p text:style-name="P11"><text:span text:style-name="T5">Allineamento tra il mondo del sistema e quello reale</text:span></text:p>
          </table:table-cell>
          <table:table-cell table:style-name="Tabella9.B2" office:value-type="string">
            <text:p text:style-name="P3">Esplicitare il significato degli acronimi</text:p>
          </table:table-cell>
          <table:table-cell table:style-name="Tabella9.F2" office:value-type="string">
            <text:p text:style-name="P11">1</text:p>
          </table:table-cell>
        </table:table-row>
        <table:table-row table:style-name="Tabella9.1">
          <table:table-cell table:style-name="Tabella9.A2" office:value-type="float" office:value="40">
            <text:p text:style-name="P11">40</text:p>
          </table:table-cell>
          <table:table-cell table:style-name="Tabella9.B2" office:value-type="string">
            <text:p text:style-name="P15"><text:a xlink:type="simple" xlink:href="http://pagine/polizia-municipale-servizio-infrazioni" text:style-name="Internet_20_link" text:visited-style-name="Visited_20_Internet_20_Link">pagine/polizia-municipale-servizio-infrazioni</text:a></text:p>
          </table:table-cell>
          <table:table-cell table:style-name="Tabella9.B2" office:value-type="string">
            <text:p text:style-name="P11">Informazioni relative all’attraversamento di un link sono assenti (formato)</text:p>
          </table:table-cell>
          <table:table-cell table:style-name="Tabella9.B2" office:value-type="string">
            <text:p text:style-name="P11"><text:span text:style-name="T5">Prevenzione di errori</text:span></text:p>
          </table:table-cell>
          <table:table-cell table:style-name="Tabella9.B2" office:value-type="string">
            <text:p text:style-name="P3">Indicare il formato del file da scaricare nella label del link </text:p>
          </table:table-cell>
          <table:table-cell table:style-name="Tabella9.F2" office:value-type="string">
            <text:p text:style-name="P11">2</text:p>
          </table:table-cell>
        </table:table-row>
        <table:table-row table:style-name="Tabella9.1">
          <table:table-cell table:style-name="Tabella9.A2" office:value-type="float" office:value="41">
            <text:p text:style-name="P11">41</text:p>
          </table:table-cell>
          <table:table-cell table:style-name="Tabella9.B2" office:value-type="string">
            <text:p text:style-name="P15"><text:a xlink:type="simple" xlink:href="http://pagine/polizia-municipale-servizio-infrazioni" text:style-name="Internet_20_link" text:visited-style-name="Visited_20_Internet_20_Link">pagine/polizia-municipale-servizio-infrazioni</text:a></text:p>
            <text:p text:style-name="P11">voce modulistica e <text:s/>documenti</text:p>
          </table:table-cell>
          <table:table-cell table:style-name="Tabella9.B2" office:value-type="string">
            <text:p text:style-name="P11">La voce modulistica e documenti è apparentemente scollegata dalla sezione Allegati e superflua</text:p>
          </table:table-cell>
          <table:table-cell table:style-name="Tabella9.B2" office:value-type="string">
            <text:p text:style-name="P11">Allineamento tra il mondo del sistema e quello reale,</text:p>
            <text:p text:style-name="P3">Design estetico e minimalista</text:p>
          </table:table-cell>
          <table:table-cell table:style-name="Tabella9.B2" office:value-type="string">
            <text:p text:style-name="P11">Rimuovere tale voce</text:p>
          </table:table-cell>
          <table:table-cell table:style-name="Tabella9.F2" office:value-type="string">
            <text:p text:style-name="P11">1</text:p>
          </table:table-cell>
        </table:table-row>
        <table:table-row table:style-name="Tabella9.1">
          <table:table-cell table:style-name="Tabella9.A2" office:value-type="float" office:value="42">
            <text:p text:style-name="P11">42</text:p>
          </table:table-cell>
          <table:table-cell table:style-name="Tabella9.B2" office:value-type="string">
            <text:p text:style-name="P15"><text:a xlink:type="simple" xlink:href="https://www.comune.bisceglie.bt.it/istituzionale/archivio-documentale" text:style-name="Internet_20_link" text:visited-style-name="Visited_20_Internet_20_Link">istituzionale/archivio-documentale</text:a></text:p>
          </table:table-cell>
          <table:table-cell table:style-name="Tabella9.B2" office:value-type="string">
            <text:p text:style-name="P11">Non sono presenti tutti i moduli (es: pass ztl)</text:p>
          </table:table-cell>
          <table:table-cell table:style-name="Tabella9.B2" office:value-type="string">
            <text:p text:style-name="P3">Allineamento tra il mondo del sistema e quello reale</text:p>
          </table:table-cell>
          <table:table-cell table:style-name="Tabella9.B2" office:value-type="string">
            <text:p text:style-name="P11">Inserire tutti i moduli</text:p>
          </table:table-cell>
          <table:table-cell table:style-name="Tabella9.F2" office:value-type="string">
            <text:p text:style-name="P11">5</text:p>
          </table:table-cell>
        </table:table-row>
        <table:table-row table:style-name="Tabella9.1">
          <table:table-cell table:style-name="Tabella9.A2" office:value-type="float" office:value="43">
            <text:p text:style-name="P11">43</text:p>
          </table:table-cell>
          <table:table-cell table:style-name="Tabella9.B2" office:value-type="string">
            <text:p text:style-name="P15"><text:a xlink:type="simple" xlink:href="https://www.comune.bisceglie.bt.it/istituzionale-concorsi" text:style-name="Internet_20_link" text:visited-style-name="Visited_20_Internet_20_Link">istituzionale/concorsi</text:a></text:p>
            <text:p text:style-name="P11">form di input</text:p>
          </table:table-cell>
          <table:table-cell table:style-name="Tabella9.B2" office:value-type="string">
            <text:p text:style-name="P11">Mancanza di feedback di errore nel formato di input durante l’immissione</text:p>
          </table:table-cell>
          <table:table-cell table:style-name="Tabella9.B2" office:value-type="string">
            <text:p text:style-name="P11">Prevenzione di errori</text:p>
          </table:table-cell>
          <table:table-cell table:style-name="Tabella9.B2" office:value-type="string">
            <text:p text:style-name="P3">Focus di colore rosso sulla casella di input</text:p>
          </table:table-cell>
          <table:table-cell table:style-name="Tabella9.F2" office:value-type="string">
            <text:p text:style-name="P11">1</text:p>
          </table:table-cell>
        </table:table-row>
        <table:table-row table:style-name="Tabella9.1">
          <table:table-cell table:style-name="Tabella9.A2" office:value-type="float" office:value="44">
            <text:p text:style-name="P11">44</text:p>
          </table:table-cell>
          <table:table-cell table:style-name="Tabella9.B2" office:value-type="string">
            <text:p text:style-name="P9"><text:a xlink:type="simple" xlink:href="https://www.comune.bisceglie.bt.it/servizi-online/imu-imposta-municipale-propria-informazioni" text:style-name="Internet_20_link" text:visited-style-name="Visited_20_Internet_20_Link"><text:span text:style-name="T6">/servizi-online/imu-imposta-municipale-propria-informazioni</text:span></text:a></text:p>
            <text:p text:style-name="P11"/>
          </table:table-cell>
          <table:table-cell table:style-name="Tabella9.B2" office:value-type="string">
            <text:p text:style-name="P11">La pagina contiene troppe informazioni, talvolta superflue, <text:s/>le quali distolgono l'attenzione dalle modalità di pagamento che si ritiene la parte più importante</text:p>
          </table:table-cell>
          <table:table-cell table:style-name="Tabella9.B2" office:value-type="string">
            <text:p text:style-name="P11">Controllo da parte dell'utente e sua libertà</text:p>
          </table:table-cell>
          <table:table-cell table:style-name="Tabella9.B2" office:value-type="string">
            <text:p text:style-name="P3">Usare paragrafi “espandibili” e visualizzare chiusi di default quelli meno importanti</text:p>
          </table:table-cell>
          <table:table-cell table:style-name="Tabella9.F2" office:value-type="string">
            <text:p text:style-name="P11">1</text:p>
          </table:table-cell>
        </table:table-row>
        <table:table-row table:style-name="Tabella9.1">
          <table:table-cell table:style-name="Tabella9.A2" office:value-type="float" office:value="45">
            <text:p text:style-name="P11">45</text:p>
          </table:table-cell>
          <table:table-cell table:style-name="Tabella9.B2" office:value-type="string">
            <text:p text:style-name="P9"><text:a xlink:type="simple" xlink:href="https://www.comune.bisceglie.bt.it/servizi-online" text:style-name="Internet_20_link" text:visited-style-name="Visited_20_Internet_20_Link"><text:span text:style-name="T6">/servizi-online</text:span></text:a></text:p>
            <text:p text:style-name="P11">form di ricerca </text:p>
          </table:table-cell>
          <table:table-cell table:style-name="Tabella9.B2" office:value-type="string">
            <text:p text:style-name="P11">Non è presente un pulsante per svuotare le compilazioni dei form</text:p>
          </table:table-cell>
          <table:table-cell table:style-name="Tabella9.B2" office:value-type="string">
            <text:p text:style-name="P11">Flessibilità ed efficienza d’uso</text:p>
          </table:table-cell>
          <table:table-cell table:style-name="Tabella9.B2" office:value-type="string">
            <text:p text:style-name="P3">Aggiungere il pulsante clear dedicato</text:p>
          </table:table-cell>
          <table:table-cell table:style-name="Tabella9.F2" office:value-type="string">
            <text:p text:style-name="P11">3</text:p>
          </table:table-cell>
        </table:table-row>
      </table:table>
      <text:p text:style-name="Standard"/>
      <text:p text:style-name="Standard"/>
      <text:p text:style-name="Standard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column table:style-name="Tabella10.F"/>
        <text:soft-page-break/>
        <table:table-row table:style-name="Tabella10.1">
          <table:table-cell table:style-name="Tabella10.A1" office:value-type="string">
            <text:p text:style-name="P11"><text:span text:style-name="T2">N.ro problema</text:span></text:p>
          </table:table-cell>
          <table:table-cell table:style-name="Tabella10.A1" office:value-type="string">
            <text:p text:style-name="P11"><text:span text:style-name="T2">Locazione</text:span></text:p>
          </table:table-cell>
          <table:table-cell table:style-name="Tabella10.A1" office:value-type="string">
            <text:p text:style-name="P11"><text:span text:style-name="T2">Problema</text:span></text:p>
          </table:table-cell>
          <table:table-cell table:style-name="Tabella10.A1" office:value-type="string">
            <text:p text:style-name="P11"><text:span text:style-name="T2">Euristica violata</text:span></text:p>
          </table:table-cell>
          <table:table-cell table:style-name="Tabella10.A1" office:value-type="string">
            <text:p text:style-name="P11"><text:span text:style-name="T2">Possibile soluzione</text:span></text:p>
          </table:table-cell>
          <table:table-cell table:style-name="Tabella10.F1" office:value-type="string">
            <text:p text:style-name="P11"><text:span text:style-name="T2">Grado di severità </text:span></text:p>
            <text:p text:style-name="P18"><text:span text:style-name="T2">1=problema lieve</text:span></text:p>
            <text:p text:style-name="P18"><text:span text:style-name="T2">5=problema grave</text:span></text:p>
          </table:table-cell>
        </table:table-row>
        <table:table-row table:style-name="Tabella10.1">
          <table:table-cell table:style-name="Tabella10.A2" office:value-type="float" office:value="46">
            <text:p text:style-name="P11">46</text:p>
          </table:table-cell>
          <table:table-cell table:style-name="Tabella10.B2" office:value-type="string">
            <text:p text:style-name="P11"><text:a xlink:type="simple" xlink:href="https://www.comune.bisceglie.bt.it/servizi-online" text:style-name="Internet_20_link" text:visited-style-name="Visited_20_Internet_20_Link">/servizi-online</text:a></text:p>
            <text:p text:style-name="P11">form di ricerca</text:p>
          </table:table-cell>
          <table:table-cell table:style-name="Tabella10.B2" office:value-type="string">
            <text:p text:style-name="P11">Le compilazioni dei form rimangono memorizzate, riaprendo la pagina anche dopo la chiusura del browser, il form rimane compilato e vengono mostrati i risultati della ricerca relativa.</text:p>
          </table:table-cell>
          <table:table-cell table:style-name="Tabella10.B2" office:value-type="string">
            <text:p text:style-name="P11">Flessibilità ed efficienza d’uso</text:p>
          </table:table-cell>
          <table:table-cell table:style-name="Tabella10.B2" office:value-type="string">
            <text:p text:style-name="P11">Non memorizzare lo stato dei form nei cookie o cache</text:p>
          </table:table-cell>
          <table:table-cell table:style-name="Tabella10.F2" office:value-type="string">
            <text:p text:style-name="P11">2</text:p>
          </table:table-cell>
        </table:table-row>
        <table:table-row table:style-name="Tabella10.1">
          <table:table-cell table:style-name="Tabella10.A2" office:value-type="float" office:value="47">
            <text:p text:style-name="P7">47</text:p>
          </table:table-cell>
          <table:table-cell table:style-name="Tabella10.B2" office:value-type="string">
            <text:p text:style-name="P7"><text:a xlink:type="simple" xlink:href="https://www.comune.bisceglie.bt.it/cittadino/tributi-locali" text:style-name="Internet_20_link" text:visited-style-name="Visited_20_Internet_20_Link">/cittadino/tributi-locali</text:a></text:p>
          </table:table-cell>
          <table:table-cell table:style-name="Tabella10.B2" office:value-type="string">
            <text:p text:style-name="P7">La pagina contiene un’immagine con accanto la scritta “riferimenti” di cui non si comprende il significato</text:p>
          </table:table-cell>
          <table:table-cell table:style-name="Tabella10.B2" office:value-type="string">
            <text:p text:style-name="P7">Visibilità dello stato del sistema</text:p>
          </table:table-cell>
          <table:table-cell table:style-name="Tabella10.B2" office:value-type="string">
            <text:p text:style-name="P7">Fornire chiarimenti su tale contenuto, o rimuoverlo se inutile </text:p>
          </table:table-cell>
          <table:table-cell table:style-name="Tabella10.F2" office:value-type="string">
            <text:p text:style-name="P7">2</text:p>
          </table:table-cell>
        </table:table-row>
        <table:table-row table:style-name="Tabella10.1">
          <table:table-cell table:style-name="Tabella10.A2" office:value-type="float" office:value="49">
            <text:p text:style-name="P11">49</text:p>
          </table:table-cell>
          <table:table-cell table:style-name="Tabella10.B2" office:value-type="string">
            <text:p text:style-name="P9"><text:a xlink:type="simple" xlink:href="https://www.comune.bisceglie.bt.it/istituzionale/statuto-e-regolamenti" text:style-name="Internet_20_link" text:visited-style-name="Visited_20_Internet_20_Link"><text:span text:style-name="T6">/istituzionale/statuto-e-regolamenti</text:span></text:a></text:p>
          </table:table-cell>
          <table:table-cell table:style-name="Tabella10.B2" office:value-type="string">
            <text:p text:style-name="P11">non è esplicitato che i regolamenti seguano un ordinamento alfabetico</text:p>
          </table:table-cell>
          <table:table-cell table:style-name="Tabella10.B2" office:value-type="string">
            <text:p text:style-name="P11">Visibilità dello stato del sistema</text:p>
          </table:table-cell>
          <table:table-cell table:style-name="Tabella10.B2" office:value-type="string">
            <text:p text:style-name="P11">Raggruppare i regolamenti e indicare che siano in ordine alfabetico</text:p>
          </table:table-cell>
          <table:table-cell table:style-name="Tabella10.F2" office:value-type="string">
            <text:p text:style-name="P11">3</text:p>
          </table:table-cell>
        </table:table-row>
        <table:table-row table:style-name="Tabella10.1">
          <table:table-cell table:style-name="Tabella10.A2" office:value-type="float" office:value="50">
            <text:p text:style-name="P11">50</text:p>
          </table:table-cell>
          <table:table-cell table:style-name="Tabella10.B2" office:value-type="string">
            <text:p text:style-name="P9"><text:a xlink:type="simple" xlink:href="https://www.comune.bisceglie.bt.it/istituzionale/statuto-e-regolamenti" text:style-name="Internet_20_link" text:visited-style-name="Visited_20_Internet_20_Link"><text:span text:style-name="T6">/istituzionale/statuto-e-regolamenti</text:span></text:a></text:p>
          </table:table-cell>
          <table:table-cell table:style-name="Tabella10.B2" office:value-type="string">
            <text:p text:style-name="P11">Troppi link presentati in maniera pesante su più pagine</text:p>
          </table:table-cell>
          <table:table-cell table:style-name="Tabella10.B2" office:value-type="string">
            <text:p text:style-name="P11">Riconoscimento piuttosto di memorizzazione</text:p>
          </table:table-cell>
          <table:table-cell table:style-name="Tabella10.B2" office:value-type="string">
            <text:p text:style-name="P11">Distribuire i link su una pagina suddivisa in aree di interesse oppure fornire un tool di ricerca</text:p>
          </table:table-cell>
          <table:table-cell table:style-name="Tabella10.F2" office:value-type="string">
            <text:p text:style-name="P11">3</text:p>
          </table:table-cell>
        </table:table-row>
        <table:table-row table:style-name="Tabella10.1">
          <table:table-cell table:style-name="Tabella10.A2" office:value-type="float" office:value="51">
            <text:p text:style-name="P11">51</text:p>
          </table:table-cell>
          <table:table-cell table:style-name="Tabella10.B2" office:value-type="string">
            <text:p text:style-name="P11"><text:a xlink:type="simple" xlink:href="https://www.comune.bisceglie.bt.it/servizi-online/imu-anno-2019" text:style-name="Internet_20_link" text:visited-style-name="Visited_20_Internet_20_Link"><text:span text:style-name="T7">/servizi-online/imu-anno-2019</text:span></text:a></text:p>
          </table:table-cell>
          <table:table-cell table:style-name="Tabella10.B2" office:value-type="string">
            <text:p text:style-name="P11">I link sono distinguibili in quanto in grassetto e sottolineato, ma ci sono altri termini in grassetto e sottolineati che non sono link</text:p>
          </table:table-cell>
          <table:table-cell table:style-name="Tabella10.B2" office:value-type="string">
            <text:p text:style-name="P11">Coerenza e standard</text:p>
          </table:table-cell>
          <table:table-cell table:style-name="Tabella10.B2" office:value-type="string">
            <text:p text:style-name="P11">Mettere in grassetto i termini importanti senza sottolinearli</text:p>
          </table:table-cell>
          <table:table-cell table:style-name="Tabella10.F2" office:value-type="string">
            <text:p text:style-name="P11">2</text:p>
          </table:table-cell>
        </table:table-row>
        <table:table-row table:style-name="Tabella10.1">
          <table:table-cell table:style-name="Tabella10.A2" office:value-type="float" office:value="52">
            <text:p text:style-name="P11">52</text:p>
          </table:table-cell>
          <table:table-cell table:style-name="Tabella10.B2" office:value-type="string">
            <text:p text:style-name="P11"><text:a xlink:type="simple" xlink:href="https://www.comune.bisceglie.bt.it/servizi-online/imu-anno-2019" text:style-name="Internet_20_link" text:visited-style-name="Visited_20_Internet_20_Link"><text:span text:style-name="T7">/servizi-online/imu-anno-2019</text:span></text:a></text:p>
            <text:p text:style-name="P11">fondo pagina, appena prima del footer</text:p>
          </table:table-cell>
          <table:table-cell table:style-name="Tabella10.B2" office:value-type="string">
            <text:p text:style-name="P11">La data di ultima modifica è espressa in modo diverso dalle altre pagine, cioè</text:p>
            <text:p text:style-name="P11">“Data di aggiornamento scheda ” anziché</text:p>
            <text:p text:style-name="P11">“Ultima modifica ”</text:p>
          </table:table-cell>
          <table:table-cell table:style-name="Tabella10.B2" office:value-type="string">
            <text:p text:style-name="P11">Coerenza e standard</text:p>
            <text:p text:style-name="P11"/>
          </table:table-cell>
          <table:table-cell table:style-name="Tabella10.B2" office:value-type="string">
            <text:p text:style-name="P11">Utilizzare in tutte le pagine “Ultima modifica ”</text:p>
          </table:table-cell>
          <table:table-cell table:style-name="Tabella10.F2" office:value-type="string">
            <text:p text:style-name="P11">1</text:p>
          </table:table-cell>
        </table:table-row>
      </table:table>
      <text:p text:style-name="Standard"/>
      <text:p text:style-name="Standard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column table:style-name="Tabella11.E"/>
        <table:table-column table:style-name="Tabella11.F"/>
        <text:soft-page-break/>
        <table:table-row table:style-name="Tabella11.1">
          <table:table-cell table:style-name="Tabella11.A1" office:value-type="string">
            <text:p text:style-name="P11"><text:span text:style-name="T2">N.ro problema</text:span></text:p>
          </table:table-cell>
          <table:table-cell table:style-name="Tabella11.A1" office:value-type="string">
            <text:p text:style-name="P11"><text:span text:style-name="T2">Locazione</text:span></text:p>
          </table:table-cell>
          <table:table-cell table:style-name="Tabella11.A1" office:value-type="string">
            <text:p text:style-name="P11"><text:span text:style-name="T2">Problema</text:span></text:p>
          </table:table-cell>
          <table:table-cell table:style-name="Tabella11.A1" office:value-type="string">
            <text:p text:style-name="P11"><text:span text:style-name="T2">Euristica violata</text:span></text:p>
          </table:table-cell>
          <table:table-cell table:style-name="Tabella11.A1" office:value-type="string">
            <text:p text:style-name="P11"><text:span text:style-name="T2">Possibile soluzione</text:span></text:p>
          </table:table-cell>
          <table:table-cell table:style-name="Tabella11.F1" office:value-type="string">
            <text:p text:style-name="P11"><text:span text:style-name="T2">Grado di severità </text:span></text:p>
            <text:p text:style-name="P8"><text:span text:style-name="T2">1=problema lieve</text:span></text:p>
            <text:p text:style-name="P8"><text:span text:style-name="T2">5=problema grave</text:span></text:p>
          </table:table-cell>
        </table:table-row>
        <table:table-row table:style-name="Tabella11.1">
          <table:table-cell table:style-name="Tabella11.A2" office:value-type="float" office:value="53">
            <text:p text:style-name="P11">53</text:p>
          </table:table-cell>
          <table:table-cell table:style-name="Tabella11.B2" office:value-type="string">
            <text:p text:style-name="P11"><text:a xlink:type="simple" xlink:href="https://www.comune.bisceglie.bt.it/servizi-online/imu-anno-2019" text:style-name="Internet_20_link" text:visited-style-name="Visited_20_Internet_20_Link"><text:span text:style-name="T7">/servizi-online/imu-anno-2019</text:span></text:a></text:p>
            <text:p text:style-name="P11">Allegati</text:p>
          </table:table-cell>
          <table:table-cell table:style-name="Tabella11.B2" office:value-type="string">
            <text:p text:style-name="P11">La nota di alcuni allegati è identica alla label di esso</text:p>
          </table:table-cell>
          <table:table-cell table:style-name="Tabella11.B2" office:value-type="string">
            <text:p text:style-name="P11">Design estetico e minimalista</text:p>
          </table:table-cell>
          <table:table-cell table:style-name="Tabella11.B2" office:value-type="string">
            <text:p text:style-name="P11">Rimuovere le note se non da informazioni aggiuntive</text:p>
          </table:table-cell>
          <table:table-cell table:style-name="Tabella11.F2" office:value-type="string">
            <text:p text:style-name="P11">2</text:p>
          </table:table-cell>
        </table:table-row>
        <table:table-row table:style-name="Tabella11.1">
          <table:table-cell table:style-name="Tabella11.A2" office:value-type="float" office:value="54">
            <text:p text:style-name="P11">54</text:p>
          </table:table-cell>
          <table:table-cell table:style-name="Tabella11.B2" office:value-type="string">
            <text:p text:style-name="P11"><text:a xlink:type="simple" xlink:href="https://www.comune.bisceglie.bt.it/pagine/servizi-ed-utilita" text:style-name="Internet_20_link" text:visited-style-name="Visited_20_Internet_20_Link">/pagine/servizi-ed-utilita</text:a></text:p>
            <text:p text:style-name="P11">in evidenza</text:p>
          </table:table-cell>
          <table:table-cell table:style-name="Tabella11.B2" office:value-type="string">
            <text:p text:style-name="P11">Solo alcune immagini-link posseggono i tooltip senza un criterio stabilito</text:p>
          </table:table-cell>
          <table:table-cell table:style-name="Tabella11.B2" office:value-type="string">
            <text:p text:style-name="P11">Coerenza e standard</text:p>
          </table:table-cell>
          <table:table-cell table:style-name="Tabella11.B2" office:value-type="string">
            <text:p text:style-name="P19">Fornire tooltip <text:s/>a tutte le immagini</text:p>
          </table:table-cell>
          <table:table-cell table:style-name="Tabella11.F2" office:value-type="string">
            <text:p text:style-name="P11">2</text:p>
          </table:table-cell>
        </table:table-row>
        <table:table-row table:style-name="Tabella11.1">
          <table:table-cell table:style-name="Tabella11.A2" office:value-type="float" office:value="55">
            <text:p text:style-name="P11">55</text:p>
          </table:table-cell>
          <table:table-cell table:style-name="Tabella11.B2" office:value-type="string">
            <text:p text:style-name="P11"><text:a xlink:type="simple" xlink:href="https://www.comune.bisceglie.bt.it/pagine/servizi-ed-utilita" text:style-name="Internet_20_link" text:visited-style-name="Visited_20_Internet_20_Link">/pagine/servizi-ed-utilita</text:a></text:p>
            <text:p text:style-name="P11">in evidenza</text:p>
          </table:table-cell>
          <table:table-cell table:style-name="Tabella11.B2" office:value-type="string">
            <text:p text:style-name="P11">Le immagini-link sono sprovviste di etichetta, nell’immagine stessa è contenuto del testo rappresentativo, espresso però con font, dimensioni e colori diversi rendendo difficile comprendere lo scopo del pulsante</text:p>
          </table:table-cell>
          <table:table-cell table:style-name="Tabella11.B2" office:value-type="string">
            <text:p text:style-name="P11">Allineamento tra il mondo del sistema e quello reale, coerenza e standard</text:p>
          </table:table-cell>
          <table:table-cell table:style-name="Tabella11.B2" office:value-type="string">
            <text:p text:style-name="P11">Fornire tutte le immagini di etichetta adeguata</text:p>
          </table:table-cell>
          <table:table-cell table:style-name="Tabella11.F2" office:value-type="string">
            <text:p text:style-name="P11">2</text:p>
          </table:table-cell>
        </table:table-row>
        <table:table-row table:style-name="Tabella11.1">
          <table:table-cell table:style-name="Tabella11.A2" office:value-type="float" office:value="58">
            <text:p text:style-name="P11">58</text:p>
          </table:table-cell>
          <table:table-cell table:style-name="Tabella11.B2" office:value-type="string">
            <text:p text:style-name="P9"><text:a xlink:type="simple" xlink:href="https://www.comune.bisceglie.bt.it/pagine/conoscere-il-territorio" text:style-name="Internet_20_link" text:visited-style-name="Visited_20_Internet_20_Link"><text:span text:style-name="T6">/pagine/conoscere-il-territorio</text:span></text:a></text:p>
            <text:p text:style-name="P17"/>
          </table:table-cell>
          <table:table-cell table:style-name="Tabella11.B2" office:value-type="string">
            <text:p text:style-name="P3">Link ufficio informazioni ed accoglienza turistica in fondo alla pagina collegata a sito inesistente</text:p>
          </table:table-cell>
          <table:table-cell table:style-name="Tabella11.B2" office:value-type="string">
            <text:p text:style-name="P11">Prevenzione di errori</text:p>
          </table:table-cell>
          <table:table-cell table:style-name="Tabella11.B2" office:value-type="string">
            <text:p text:style-name="P11">Aggiornare il link</text:p>
          </table:table-cell>
          <table:table-cell table:style-name="Tabella11.F2" office:value-type="string">
            <text:p text:style-name="P11">3</text:p>
          </table:table-cell>
        </table:table-row>
        <table:table-row table:style-name="Tabella11.1">
          <table:table-cell table:style-name="Tabella11.A2" office:value-type="float" office:value="59">
            <text:p text:style-name="P11">59</text:p>
          </table:table-cell>
          <table:table-cell table:style-name="Tabella11.B2" office:value-type="string">
            <text:p text:style-name="P9"><text:a xlink:type="simple" xlink:href="https://www.comune.bisceglie.bt.it/pagine/tradizioni-e-folclore" text:style-name="Internet_20_link" text:visited-style-name="Visited_20_Internet_20_Link"><text:span text:style-name="T6">pagine/tradizioni-e-folclore</text:span></text:a></text:p>
          </table:table-cell>
          <table:table-cell table:style-name="Tabella11.B2" office:value-type="string">
            <text:p text:style-name="P11">Descrizione esageratamente lunga per una pagina non relativa ad un approfondimento</text:p>
          </table:table-cell>
          <table:table-cell table:style-name="Tabella11.B2" office:value-type="string">
            <text:p text:style-name="P11">Flessibilità e efficienza d’uso,</text:p>
            <text:p text:style-name="P11">Design estetico e minimalista</text:p>
          </table:table-cell>
          <table:table-cell table:style-name="Tabella11.B2" office:value-type="string">
            <text:p text:style-name="P3">Dare la possibilità di leggere una breve descrizione iniziale per poi dare la possibilità di approfondire</text:p>
          </table:table-cell>
          <table:table-cell table:style-name="Tabella11.F2" office:value-type="string">
            <text:p text:style-name="P11">2</text:p>
          </table:table-cell>
        </table:table-row>
        <table:table-row table:style-name="Tabella11.1">
          <table:table-cell table:style-name="Tabella11.A2" office:value-type="float" office:value="60">
            <text:p text:style-name="P11">60</text:p>
          </table:table-cell>
          <table:table-cell table:style-name="Tabella11.B2" office:value-type="string">
            <text:p text:style-name="P9"><text:a xlink:type="simple" xlink:href="https://www.comune.bisceglie.bt.it/pagine/tradizioni-e-folclore" text:style-name="Internet_20_link" text:visited-style-name="Visited_20_Internet_20_Link"><text:span text:style-name="T6">pagine/tradizioni-e-folclore</text:span></text:a></text:p>
          </table:table-cell>
          <table:table-cell table:style-name="Tabella11.B2" office:value-type="string">
            <text:p text:style-name="P11">La pagina non è succinta, ed è di difficile lettura</text:p>
          </table:table-cell>
          <table:table-cell table:style-name="Tabella11.B2" office:value-type="string">
            <text:p text:style-name="P11">Design estetico e minimalista</text:p>
          </table:table-cell>
          <table:table-cell table:style-name="Tabella11.B2" office:value-type="string">
            <text:p text:style-name="P6">Rendere i paragrafi espandibili come fatto per “Collegamenti esterni”</text:p>
          </table:table-cell>
          <table:table-cell table:style-name="Tabella11.F2" office:value-type="string">
            <text:p text:style-name="P11">2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column table:style-name="Tabella12.E"/>
        <table:table-column table:style-name="Tabella12.F"/>
        <text:soft-page-break/>
        <table:table-row table:style-name="Tabella12.1">
          <table:table-cell table:style-name="Tabella12.A1" office:value-type="string">
            <text:p text:style-name="P11"><text:span text:style-name="T2">N.ro problema</text:span></text:p>
          </table:table-cell>
          <table:table-cell table:style-name="Tabella12.A1" office:value-type="string">
            <text:p text:style-name="P11"><text:span text:style-name="T2">Locazione</text:span></text:p>
          </table:table-cell>
          <table:table-cell table:style-name="Tabella12.A1" office:value-type="string">
            <text:p text:style-name="P11"><text:span text:style-name="T2">Problema</text:span></text:p>
          </table:table-cell>
          <table:table-cell table:style-name="Tabella12.A1" office:value-type="string">
            <text:p text:style-name="P11"><text:span text:style-name="T2">Euristica violata</text:span></text:p>
          </table:table-cell>
          <table:table-cell table:style-name="Tabella12.A1" office:value-type="string">
            <text:p text:style-name="P11"><text:span text:style-name="T2">Possibile soluzione</text:span></text:p>
          </table:table-cell>
          <table:table-cell table:style-name="Tabella12.F1" office:value-type="string">
            <text:p text:style-name="P11"><text:span text:style-name="T2">Grado di severità </text:span></text:p>
            <text:p text:style-name="P8"><text:span text:style-name="T2">1=problema lieve</text:span></text:p>
            <text:p text:style-name="P8"><text:span text:style-name="T2">5=problema grave</text:span></text:p>
          </table:table-cell>
        </table:table-row>
        <table:table-row table:style-name="Tabella12.1">
          <table:table-cell table:style-name="Tabella12.A2" office:value-type="float" office:value="61">
            <text:p text:style-name="P11">61</text:p>
          </table:table-cell>
          <table:table-cell table:style-name="Tabella12.B2" office:value-type="string">
            <text:p text:style-name="P9"><text:a xlink:type="simple" xlink:href="https://www.comune.bisceglie.bt.it/pagine/vivere-bisceglie" text:style-name="Internet_20_link" text:visited-style-name="Visited_20_Internet_20_Link"><text:span text:style-name="T6">/pagine/vivere-bisceglie</text:span></text:a></text:p>
            <text:p text:style-name="P16">Bisceglie, siete tutti benvenuti</text:p>
          </table:table-cell>
          <table:table-cell table:style-name="Tabella12.B2" office:value-type="string">
            <text:p text:style-name="P11">Paragrafo e relativo allegato nella pagina non adeguato rispetto al contesto che la pagina tratta</text:p>
          </table:table-cell>
          <table:table-cell table:style-name="Tabella12.B2" office:value-type="string">
            <text:p text:style-name="P11">Allineamento tra il mondo del sistema e quello reale</text:p>
          </table:table-cell>
          <table:table-cell table:style-name="Tabella12.B2" office:value-type="string">
            <text:p text:style-name="P11">Spostare il paragrafo in una pagina che tratta il turismo</text:p>
          </table:table-cell>
          <table:table-cell table:style-name="Tabella12.F2" office:value-type="string">
            <text:p text:style-name="P11">3</text:p>
          </table:table-cell>
        </table:table-row>
        <table:table-row table:style-name="Tabella12.1">
          <table:table-cell table:style-name="Tabella12.A2" office:value-type="float" office:value="62">
            <text:p text:style-name="P11">62</text:p>
          </table:table-cell>
          <table:table-cell table:style-name="Tabella12.B2" office:value-type="string">
            <text:p text:style-name="P9"><text:a xlink:type="simple" xlink:href="https://www.comune.bisceglie.bt.it/pagine/biblioteca-comunale-mons-pompeo-sarnelli" text:style-name="Internet_20_link" text:visited-style-name="Visited_20_Internet_20_Link"><text:span text:style-name="T6">pagine/biblioteca-comunale-mons-pompeo-sarnelli </text:span></text:a></text:p>
          </table:table-cell>
          <table:table-cell table:style-name="Tabella12.B2" office:value-type="string">
            <text:p text:style-name="P11">Non posso percepire la natura dei contenuti multimediali in quanto l’immagine della mappa ha dei controlli e link su cui sembra possibile operare</text:p>
          </table:table-cell>
          <table:table-cell table:style-name="Tabella12.B2" office:value-type="string">
            <text:p text:style-name="P11">Visibilità dello stato del sistema</text:p>
          </table:table-cell>
          <table:table-cell table:style-name="Tabella12.B2" office:value-type="string">
            <text:p text:style-name="P3">Integrare la sezione di google Maps anziché usare una foto ingannevole oppure utilizzare un’immagine su cui non ci sono finti controlli</text:p>
          </table:table-cell>
          <table:table-cell table:style-name="Tabella12.F2" office:value-type="string">
            <text:p text:style-name="P11">3</text:p>
          </table:table-cell>
        </table:table-row>
        <table:table-row table:style-name="Tabella12.1">
          <table:table-cell table:style-name="Tabella12.A2" office:value-type="float" office:value="64">
            <text:p text:style-name="P11">64</text:p>
          </table:table-cell>
          <table:table-cell table:style-name="Tabella12.B2" office:value-type="string">
            <text:p text:style-name="P9"><text:a xlink:type="simple" xlink:href="https://www.comune.bisceglie.bt.it/pagine/biblioteca-comunale-mons-pompeo-sarnelli" text:style-name="Internet_20_link" text:visited-style-name="Visited_20_Internet_20_Link"><text:span text:style-name="T6">/pagine/biblioteca-comunale-mons-pompeo-sarnelli</text:span></text:a></text:p>
            <text:p text:style-name="P17"/>
          </table:table-cell>
          <table:table-cell table:style-name="Tabella12.B2" office:value-type="string">
            <text:p text:style-name="P11">Indicatore posizione della biblioteca sulla mappa non è definito con una legenda</text:p>
          </table:table-cell>
          <table:table-cell table:style-name="Tabella12.B2" office:value-type="string">
            <text:p text:style-name="P11">Riconoscimento piuttosto di memorizzazione</text:p>
          </table:table-cell>
          <table:table-cell table:style-name="Tabella12.B2" office:value-type="string">
            <text:p text:style-name="P3">Definire una legenda nella quale viene specificato il significato dell’indicatore sulla mappa</text:p>
          </table:table-cell>
          <table:table-cell table:style-name="Tabella12.F2" office:value-type="string">
            <text:p text:style-name="P11">2</text:p>
          </table:table-cell>
        </table:table-row>
        <table:table-row table:style-name="Tabella12.1">
          <table:table-cell table:style-name="Tabella12.A2" office:value-type="float" office:value="65">
            <text:p text:style-name="P11">65</text:p>
          </table:table-cell>
          <table:table-cell table:style-name="Tabella12.B2" office:value-type="string">
            <text:p text:style-name="P9"><text:span text:style-name="T6">/</text:span><text:a xlink:type="simple" xlink:href="https://www.comune.bisceglie.bt.it/cittadino/territorio-e-urbanistica/nuova-biblioteca-comunale-e-sistema-integrato-di-biblioteche-di" text:style-name="Internet_20_link" text:visited-style-name="Visited_20_Internet_20_Link"><text:span text:style-name="T6">cittadino/territorio-e-urbanistica/nuova-biblioteca-comunale-e-sistema-integrato-di-biblioteche-di</text:span></text:a></text:p>
          </table:table-cell>
          <table:table-cell table:style-name="Tabella12.B2" office:value-type="string">
            <text:p text:style-name="P11">La pagina non ha una struttura chiara in sezioni</text:p>
          </table:table-cell>
          <table:table-cell table:style-name="Tabella12.B2" office:value-type="string">
            <text:p text:style-name="P11">Visibilità dello stato del sistema</text:p>
          </table:table-cell>
          <table:table-cell table:style-name="Tabella12.B2" office:value-type="string">
            <text:p text:style-name="P11">Suddividere la pagina in sezioni</text:p>
          </table:table-cell>
          <table:table-cell table:style-name="Tabella12.F2" office:value-type="string">
            <text:p text:style-name="P11">3</text:p>
          </table:table-cell>
        </table:table-row>
        <table:table-row table:style-name="Tabella12.1">
          <table:table-cell table:style-name="Tabella12.A2" office:value-type="float" office:value="66">
            <text:p text:style-name="P11">66</text:p>
          </table:table-cell>
          <table:table-cell table:style-name="Tabella12.B2" office:value-type="string">
            <text:p text:style-name="P11"><text:a xlink:type="simple" xlink:href="http://istituzionale/mappa-sito" text:style-name="Internet_20_link" text:visited-style-name="Visited_20_Internet_20_Link">istituzionale/mappa-sito</text:a></text:p>
          </table:table-cell>
          <table:table-cell table:style-name="Tabella12.B2" office:value-type="string">
            <text:p text:style-name="P11">La mappa del sito è disponibile ma corrisponde praticamente al menù principale essendo quindi inutile</text:p>
          </table:table-cell>
          <table:table-cell table:style-name="Tabella12.B2" office:value-type="string">
            <text:p text:style-name="P11">Aiuto e documentazione</text:p>
          </table:table-cell>
          <table:table-cell table:style-name="Tabella12.B2" office:value-type="string">
            <text:p text:style-name="P3">Fornire una mappa del sito che abbia maggiori livelli dei profondità<text:bookmark text:name="Bookmark21"/></text:p>
          </table:table-cell>
          <table:table-cell table:style-name="Tabella12.F6" office:value-type="float" office:value="3">
            <text:p text:style-name="P11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hitney" svg:font-family="Whitney, 'Helvetica Neue', Helvetica, 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Calibri" style:letter-kerning="true" style:font-name-asian="SimSun" style:font-name-complex="Tahom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size-asian="12pt" style:language-asian="it" style:country-asian="I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0.0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a Lanzilotti</meta:initial-creator>
    <dc:creator>Roberto Barile</dc:creator>
    <meta:editing-cycles>19</meta:editing-cycles>
    <meta:creation-date>2018-10-30T10:43:00</meta:creation-date>
    <dc:date>2020-01-19T18:49:05.70</dc:date>
    <meta:editing-duration>PT1H20M13S</meta:editing-duration>
    <meta:generator>OpenOffice/4.1.7$Win32 OpenOffice.org_project/417m1$Build-9800</meta:generator>
    <meta:document-statistic meta:table-count="11" meta:image-count="0" meta:object-count="0" meta:page-count="11" meta:paragraph-count="497" meta:word-count="2434" meta:character-count="165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